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 Greek" svg:font-family="'Ancient Greek'"/>
    <style:font-face style:name="AncientGreek1" svg:font-family="AncientGreek"/>
    <style:font-face style:name="Mangal1" svg:font-family="Mangal"/>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7.5167in" fo:margin-left="0.0035in" fo:margin-top="0in" fo:margin-bottom="0in" table:align="left" style:writing-mode="lr-tb"/>
    </style:style>
    <style:style style:name="Table3.A" style:family="table-column">
      <style:table-column-properties style:column-width="3.8028in"/>
    </style:style>
    <style:style style:name="Table3.B" style:family="table-column">
      <style:table-column-properties style:column-width="3.7139in"/>
    </style:style>
    <style:style style:name="Table3.1" style:family="table-row">
      <style:table-row-properties style:min-row-height="0.0139in" fo:keep-together="always"/>
    </style:style>
    <style:style style:name="Table3.A1" style:family="table-cell">
      <style:table-cell-properties fo:background-color="#ffffff" fo:padding-left="0.1528in" fo:padding-right="0.15in" fo:padding-top="0in" fo:padding-bottom="0in" fo:border="0.5pt solid #000000">
        <style:background-image/>
      </style:table-cell-properties>
    </style:style>
    <style:style style:name="Table3.A4"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a6336"/>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a6336"/>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083in"/>
          <style:tab-stop style:position="1in" style:type="center"/>
          <style:tab-stop style:position="3.4972in" style:type="right"/>
        </style:tab-stops>
      </style:paragraph-properties>
      <style:text-properties officeooo:paragraph-rsid="000a6336"/>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8854in"/>
        </style:tab-stops>
      </style:paragraph-properties>
      <style:text-properties officeooo:paragraph-rsid="000a6336"/>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0a6336"/>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898in"/>
        </style:tab-stops>
      </style:paragraph-properties>
      <style:text-properties officeooo:paragraph-rsid="000a6336"/>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8543in"/>
        </style:tab-stops>
      </style:paragraph-properties>
      <style:text-properties officeooo:paragraph-rsid="000a6336"/>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in"/>
        </style:tab-stops>
      </style:paragraph-properties>
      <style:text-properties officeooo:paragraph-rsid="000a6336"/>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063in"/>
        </style:tab-stops>
      </style:paragraph-properties>
      <style:text-properties officeooo:paragraph-rsid="000a6336"/>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0a6336"/>
    </style:style>
    <style:style style:name="P12"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0a6336" style:font-size-complex="14pt" style:font-weight-complex="bold"/>
    </style:style>
    <style:style style:name="P13"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14"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0a6336"/>
    </style:style>
    <style:style style:name="P15" style:family="paragraph" style:parent-style-name="Standard">
      <style:paragraph-properties fo:margin-left="0in" fo:margin-right="0in" fo:orphans="0" fo:widows="0" fo:text-indent="0in" style:auto-text-indent="false">
        <style:tab-stops>
          <style:tab-stop style:position="0.7083in"/>
          <style:tab-stop style:position="3.4972in" style:type="right"/>
        </style:tab-stops>
      </style:paragraph-properties>
      <style:text-properties officeooo:paragraph-rsid="000a6336"/>
    </style:style>
    <style:style style:name="P16"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17"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18"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19"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20"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a6336"/>
    </style:style>
    <style:style style:name="P21"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22"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23"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4" style:family="paragraph" style:parent-style-name="Standard">
      <style:paragraph-properties fo:margin-left="0in" fo:margin-right="0in" fo:orphans="0" fo:widows="0" fo:text-indent="0in" style:auto-text-indent="false"/>
      <style:text-properties style:font-name="AncientGreek" officeooo:paragraph-rsid="000a6336"/>
    </style:style>
    <style:style style:name="P25" style:family="paragraph" style:parent-style-name="Standard">
      <style:paragraph-properties fo:margin-left="0in" fo:margin-right="0in" fo:orphans="0" fo:widows="0" fo:text-indent="0in" style:auto-text-indent="false"/>
      <style:text-properties style:font-name="AncientGreek" fo:language="en" fo:country="US" officeooo:rsid="000abe0c" officeooo:paragraph-rsid="000a6336"/>
    </style:style>
    <style:style style:name="P26"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7" style:family="paragraph" style:parent-style-name="Standard">
      <style:paragraph-properties fo:margin-left="0in" fo:margin-right="0in" fo:orphans="0" fo:widows="0" fo:text-indent="0in" style:auto-text-indent="false"/>
      <style:text-properties style:font-name="AncientGreek" fo:language="el" fo:country="GR" officeooo:paragraph-rsid="000bf86e"/>
    </style:style>
    <style:style style:name="P28" style:family="paragraph" style:parent-style-name="Standard">
      <style:paragraph-properties fo:margin-left="0in" fo:margin-right="0in" fo:orphans="0" fo:widows="0" fo:text-indent="0in" style:auto-text-indent="false"/>
      <style:text-properties style:font-name="AncientGreek" fo:language="el" fo:country="GR" officeooo:paragraph-rsid="000ca500"/>
    </style:style>
    <style:style style:name="P29" style:family="paragraph" style:parent-style-name="Standard">
      <style:paragraph-properties fo:margin-left="0in" fo:margin-right="0in" fo:orphans="0" fo:widows="0" fo:text-indent="0in" style:auto-text-indent="false"/>
      <style:text-properties style:font-name="AncientGreek" fo:language="el" fo:country="GR" officeooo:paragraph-rsid="000e3a74"/>
    </style:style>
    <style:style style:name="P30"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31"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bf86e"/>
    </style:style>
    <style:style style:name="P32"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ca500"/>
    </style:style>
    <style:style style:name="P33"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d3914"/>
    </style:style>
    <style:style style:name="P34"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35"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36"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37"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38"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ca500"/>
    </style:style>
    <style:style style:name="P39"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40"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41"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42"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a6336"/>
    </style:style>
    <style:style style:name="P43"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bf86e"/>
    </style:style>
    <style:style style:name="P44"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ca500"/>
    </style:style>
    <style:style style:name="P45"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a6336"/>
    </style:style>
    <style:style style:name="P46"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4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4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ca500"/>
    </style:style>
    <style:style style:name="P4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ca500"/>
    </style:style>
    <style:style style:name="P5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P5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font-size-complex="14pt" style:font-weight-complex="bold"/>
    </style:style>
    <style:style style:name="T5" style:family="text">
      <style:text-properties style:font-size-complex="14pt" style:font-weight-complex="bold"/>
    </style:style>
    <style:style style:name="T6" style:family="text">
      <style:text-properties fo:language="en" fo:country="US"/>
    </style:style>
    <style:style style:name="T7" style:family="text">
      <style:text-properties fo:language="en" fo:country="US" officeooo:rsid="000abe0c"/>
    </style:style>
    <style:style style:name="T8" style:family="text">
      <style:text-properties fo:language="en" fo:country="US" officeooo:rsid="000b6629"/>
    </style:style>
    <style:style style:name="T9" style:family="text">
      <style:text-properties fo:language="en" fo:country="US" officeooo:rsid="000bf86e"/>
    </style:style>
    <style:style style:name="T10" style:family="text">
      <style:text-properties fo:language="en" fo:country="US" officeooo:rsid="000ca500"/>
    </style:style>
    <style:style style:name="T11" style:family="text">
      <style:text-properties fo:language="en" fo:country="US" officeooo:rsid="000e3a74"/>
    </style:style>
    <style:style style:name="T12" style:family="text">
      <style:text-properties fo:font-variant="normal" fo:text-transform="none" fo:color="#202122" loext:opacity="100%" style:font-name="sans-serif"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3" table:style-name="Table3">
        <table:table-column table:style-name="Table3.A"/>
        <table:table-column table:style-name="Table3.B"/>
        <table:table-row table:style-name="Table3.1">
          <table:table-cell table:style-name="Table3.A1" office:value-type="string">
            <text:p text:style-name="P49"><text:span text:style-name="AncientGreek_3a__20_Ἀρχαία_20_ἑλληνικά"><text:span text:style-name="T1">300. Πέρδιξ καὶ ἄνθρωπος</text:span></text:span></text:p>
            <text:p text:style-name="P46"><text:span text:style-name="AncientGreek_3a__20_Ἀρχαία_20_ἑλληνικά"><text:span text:style-name="T4">Πέρδικά τις ἀγρεύσας ἤθελε ταύτην καταθῦσαι. Ἡ δὲ παρεκάλει ἐκλυθῆναι καὶ πολλὰς πέρδικας προσάξει τῷ κυνηγέτῃ. Ὁ δὲ κυνηγός· « Διὰ τοῦτο μᾶλλόν σε ἐγὼ θύσω, ὅτι τοὺς συγγενεῖς σου ἐνεδρεῦσαι θέλεις. »</text:span></text:span></text:p>
            <text:p text:style-name="P13"><text:span text:style-name="AncientGreek_3a__20_Ἀρχαία_20_ἑλληνικά"><text:span text:style-name="T4">Ὁ μῦθος δηλοῖ ὅτι οἱ τοὺς φίλους προδιδόντες αὐτοὶ ἐν ταῖς ἐνέδραις ἐμπίπτουσιν.</text:span></text:span></text:p>
          </table:table-cell>
          <table:table-cell table:style-name="Table3.A1" office:value-type="string">
            <text:p text:style-name="P23"><text:span text:style-name="T7">A</text:span> Partridge And <text:span text:style-name="T7">A</text:span> Man</text:p>
            <text:p text:style-name="P23">A <text:span text:style-name="T11">certain person</text:span>, <text:span text:style-name="T11">having traped </text:span>a partridge, was about to <text:span text:style-name="T11">sacrifice it</text:span>. <text:span text:style-name="T11">And s</text:span>he begged him <text:span text:style-name="T11">to release her and she would lead many partridges to the hunter</text:span>. <text:span text:style-name="T11">And the hunter said </text:span>"<text:span text:style-name="T11">Rather because of this I shall sacrifice you because</text:span> you<text:span text:style-name="T11">r</text:span> <text:span text:style-name="T11">family you are willing do ######</text:span>." »</text:p>
            <text:p text:style-name="P23"/>
            <text:p text:style-name="P29">This fable shows that the man who plots machinations against his friends will himself fall into pitfalls and danger.</text:p>
            <text:p text:style-name="P29"><text:span text:style-name="T11"/></text:p>
            <text:p text:style-name="P29"><text:span text:style-name="T11">########: #########</text:span></text:p>
          </table:table-cell>
        </table:table-row>
        <table:table-row table:style-name="Table3.1">
          <table:table-cell table:style-name="Table3.A1" office:value-type="string">
            <text:p text:style-name="P49"><text:span text:style-name="AncientGreek_3a__20_Ἀρχαία_20_ἑλληνικά"><text:span text:style-name="T1">301. Περιστερὰ διψῶσα</text:span></text:span></text:p>
            <text:p text:style-name="P46"><text:span text:style-name="AncientGreek_3a__20_Ἀρχαία_20_ἑλληνικά"><text:span text:style-name="T4">Περιστερὰ δίψει συνεχομένη, ὡς ἐθεάσατο ἔν τινι πίνακι κρατῆρα ὕδατος γεγραμμένον, ὑπέλαβεν ἀληθινὸν εἶναι. Διόπερ πολλῷ ῥοίζῳ ἐνεχθεῖσα ἔλαθεν ἑαυτὴν τῷ πίνακι ἐντινάξασα. Συνέβη δὲ αὐτῇ, τῶν πτερῶν περιθραυσθέντων, ἐπὶ τῆς γῆς καταπεσοῦσαν ὑπό τινος τῶν παρατυχόντων συλληφθῆναι.</text:span></text:span></text:p>
            <text:p text:style-name="P13"><text:span text:style-name="AncientGreek_3a__20_Ἀρχαία_20_ἑλληνικά"><text:span text:style-name="T4">Οὕτως ἔνιοι τῶν ἀνθρώπων διὰ σφοδρὰς ἐπιθυμίας ἀπροσκέπτως τοῖς πράγμασιν ἐπιχειροῦντες λανθάνουσιν ἑαυτοὺς εἰς ὄλεθρον εἰσιέντες.</text:span></text:span></text:p>
          </table:table-cell>
          <table:table-cell table:style-name="Table3.A1" office:value-type="string">
            <text:p text:style-name="P23"><text:span text:style-name="T7">A</text:span> Thirsty Dove</text:p>
            <text:p text:style-name="P23">A dove pressed by thirst, having seen a crater of water painted on a painting, thought it was real. So, descending with a bang, she imprudently bumped against the painting, and broke the tips of her wings. It so happened that she fell to the ground and was taken by someone who was there.</text:p>
            <text:p text:style-name="P23"/>
            <text:p text:style-name="P23">Similarly, certain men, swept away by the violence of their passions, engage thoughtlessly in undertakings and run, without their suspecting it, to their ruin.</text:p>
          </table:table-cell>
        </table:table-row>
        <table:table-row table:style-name="Table3.1">
          <table:table-cell table:style-name="Table3.A1" office:value-type="string">
            <text:p text:style-name="P49"><text:span text:style-name="AncientGreek_3a__20_Ἀρχαία_20_ἑλληνικά"><text:span text:style-name="T1">302. Περιστερὰ καὶ κορώνη</text:span></text:span></text:p>
            <text:p text:style-name="P46"><text:span text:style-name="AncientGreek_3a__20_Ἀρχαία_20_ἑλληνικά"><text:span text:style-name="T4">Περιστερὰ ἔν τινι περιστεροτροφείῳ τρεφομένη ἐπὶ πολυτεκνίᾳ ἐφρυάττετο. Κορώνη δὲ ἀκούσασα αὐτῆς τῶν λόγων ἔφη· « Ἀλλ’, ὦ αὕτη, πέπαυσο ἐπὶ τούτῳ ἀλαζονευομένη· ὅσῳ γὰρ ἂν πλέονα τέκνα σχῇς, τοσούτῳ περισσοτέρας δουλείας στενάξεις. »</text:span></text:span></text:p>
            <text:p text:style-name="P13"><text:span text:style-name="AncientGreek_3a__20_Ἀρχαία_20_ἑλληνικά"><text:span text:style-name="T4">Οὕτω καὶ τῶν οἰκετῶν δυστυχέστατοί εἰσιν ὅσοι ἐν τῇ δουλείᾳ τεκνοποιοῦσιν.</text:span></text:span></text:p>
          </table:table-cell>
          <table:table-cell table:style-name="Table3.A1" office:value-type="string">
            <text:p text:style-name="P23"><text:span text:style-name="T7">A</text:span> Dove And <text:span text:style-name="T7">A</text:span> Crow</text:p>
            <text:p text:style-name="P23">A dove fed in a dovecote made a great noise about its fecundity. A crow having heard his boasts, said to him: “Hey! my friend, stop boasting about that; for the more children you have, the more slavery you will have to deplore. »</text:p>
            <text:p text:style-name="P23"/>
            <text:p text:style-name="P23">It is the same with servants: the most unfortunate are those who have the most children in servitude.</text:p>
          </table:table-cell>
        </table:table-row>
        <table:table-row table:style-name="Table3.1">
          <table:table-cell table:style-name="Table3.A4" office:value-type="string">
            <text:p text:style-name="P51">303. Πῆραι δύο</text:p>
            <text:p text:style-name="P45">Προμηθεὺς πλάσας ποτὲ ἀνθρώπους δύο πήρας ἐξ αὐτῶν ἀπεκρέμασε, τὴν μὲν ἀλλοτρίων κακῶν, τὴν δὲ ἰδίων, καὶ τὴν μὲν τῶν ὀθνείων ἔμπροσθεν ἔταξε, τὴν δὲ ἑτέραν ὄπισθεν ἀπήρτησεν. Ἐξ οὗ δὴ συνέβη τοὺς ἀνθρώπους τὰ μὲν ἀλλότρια κακὰ ἐξ ἀπόπτου κατοπτάζεσθαι, τὰ δὲ ἴδια μὴ προορᾶσθαι.</text:p>
            <text:p text:style-name="P45"/>
            <text:p text:style-name="P45">Τούτῳ τῷ λόγῳ χρήσαιτο ἄν τις πρὸς ἄνδρα πολυπράγμονα, ὃς ἐν τοῖς ἑαυτοῦ πράγμασι τυφλώττων τῶν μηδὲν προσηκόντων κήδεται.</text:p>
          </table:table-cell>
          <table:table-cell table:style-name="Table3.A4" office:value-type="string">
            <text:p text:style-name="P27">The two bags</text:p>
            <text:p text:style-name="P27">Formerly Prometheus, having fashioned men, hung two bags around their necks, one containing the faults of others, the other their own faults, and he placed the bag of the faults of others in front of them, while he suspended the other from behind. As a result, men immediately see the faults of others, but do not perceive their own.</text:p>
            <text:p text:style-name="P23"/>
            <text:p text:style-name="P23">We can apply this fable to the rough draft, which, blind in its own affairs, meddles in those which do not concern it at all.</text:p>
          </table:table-cell>
        </table:table-row>
        <text:soft-page-break/>
        <table:table-row table:style-name="Table3.1">
          <table:table-cell table:style-name="Table3.A1" office:value-type="string">
            <text:p text:style-name="P3"><text:span text:style-name="AncientGreek_3a__20_Ἀρχαία_20_ἑλληνικά"><text:span text:style-name="T1">304. Πίθηξ καὶ ἁλιεῖς</text:span></text:span></text:p>
            <text:p text:style-name="P14"><text:span text:style-name="AncientGreek_3a__20_Ἀρχαία_20_ἑλληνικά"><text:span text:style-name="T4">Πίθηξ ἔν τινι ὑψηλῷ δένδρῳ καθήμενος, ὡς ἐθεάσατο ἁλιεῖς ἐπί τινος ποταμοῦ σαγήνην βάλλοντας, παρετήρει τὰ ὑπ’ αὐτῶν γινόμενα. Καὶ δὴ τούτων τὴν σαγήνην ἐασάντων, καὶ μικρὸν ὑποχωρησάντων τοῦ φαγεῖν, καταβὰς ἀπὸ τοῦ δένδρου, ἐπειρᾶτο μιμεῖσθαι αὐτούς· φασὶ γὰρ μιμητικὸν εἶναι τὸ ζῷον τοῦτο. Ἐφαψάμενος δὲ τῶν δικτύων καὶ συλληφθεὶς ἐκινδύνευε πνιγῆναι. Ὁ δὲ πρὸς ἑαυτὸν ἔφη· « Ἀλλ’ ἔγωγε δίκαια πέπονθα· τί γὰρ ἁλιεύειν μὴ μαθὼν τούτῳ ἐπεχείρουν ; »<text:line-break/>Ὁ λόγος δηλοῖ ὅτι ἡ τῶν μηδὲν προσηκόντων ἐπιχείρησις οὐ μόνον ἀσύμφορος, ἀλλὰ καὶ ἐπιβλαβής ἐστι.</text:span></text:span></text:p>
          </table:table-cell>
          <table:table-cell table:style-name="Table3.A1" office:value-type="string">
            <text:p text:style-name="P23"><text:span text:style-name="T7">A</text:span>Monkey And <text:span text:style-name="T7">A</text:span> Fishermen</text:p>
            <text:p text:style-name="P23">A monkey perched on a high tree, having seen fishermen throwing the seine into a river, observed their way of doing things. At a certain moment, leaving their seine there, they withdrew some distance away to take their lunch. Then the monkey, descending from his tree, tried to do as they did; for this animal has, it is said, the instinct of imitation. But when he had touched the nets, he got caught in them and saw himself in danger of being drowned. He then said to himself: “I have only what I deserve: why did I undertake to fish, without having learned? »</text:p>
            <text:p text:style-name="P23"/>
            <text:p text:style-name="P23">This fable shows that by meddling in affairs that one does not understand, not only does one gain nothing, but also one harms oneself.</text:p>
          </table:table-cell>
        </table:table-row>
        <table:table-row table:style-name="Table3.1">
          <table:table-cell table:style-name="Table3.A1" office:value-type="string">
            <text:p text:style-name="P4"><text:span text:style-name="AncientGreek_3a__20_Ἀρχαία_20_ἑλληνικά"><text:span text:style-name="T1">305.</text:span></text:span><text:span text:style-name="AncientGreek_3a__20_Ἀρχαία_20_ἑλληνικά"><text:span text:style-name="T2"> Πίθηκος καὶ δελφίς</text:span></text:span></text:p>
            <text:p text:style-name="P13"><text:span text:style-name="AncientGreek_3a__20_Ἀρχαία_20_ἑλληνικά"><text:span text:style-name="T4">Ἔθους ὄντος τοῖς πλέουσι Μελιταῖα κυνίδια καὶ πιθήκους ἐπάγεσθαι πρὸς παραμυθίαν τοῦ πλοῦ, πλέων τις εἶχε σὺν ἑαυτῷ καὶ πίθηκον. Γενομένων δ’ αὐτῶν κατὰ τὸ Σούνιον, τὸ τῆς Ἀττικῆς ἀκρωτήριον, χειμῶνα σφοδρὸν συνέβη γενέσθαι. Τῆς δὲ νεὼς περιτραπείσης καὶ πάντων διακολυμβώντων, ἐνήχετο καὶ ὁ πίθηκος. Δελφὶς δέ τις αὐτὸν θεασάμενος καὶ ἄνθρωπον εἶναι ὑπολαβών, ὑπελθὼν ἀνεῖχε διακομίζων ἐπὶ τὴν χέρσον. Ὡς δὲ κατὰ τὸν Πειραιᾶ ἐγένετο, τὸ τῶν Ἀθηναίων ἐπίνειον, ἐπυνθάνετο τοῦ πιθήκου εἰ τὸ γένος ἐστὶν Ἀθηναῖος. Τοῦ δὲ εἰπόντος καὶ λαμπρῶν ἐνταῦθα τετυχηκέναι γονέων, ἐπανήρετο εἰ καὶ τὸν Πειραιᾶ ἐπίσταται. Ὑπολαβὼν δὲ ὁ πίθηκος περὶ ἀνθρώπου αὐτὸν λέγειν, ἔφη καὶ μάλα φίλον εἶναι αὐτῷ καὶ συνήθη. Καὶ ὁ δελφὶς ἐπὶ τοσούτῳ ψεύδει ἀγανακτήσας, βαπτίζων αὐτὸν ἀπέκτεινεν.</text:span></text:span></text:p>
            <text:p text:style-name="P13"><text:span text:style-name="AncientGreek_3a__20_Ἀρχαία_20_ἑλληνικά"><text:span text:style-name="T4"/></text:span></text:p>
            <text:p text:style-name="P15"><text:span text:style-name="AncientGreek_3a__20_Ἀρχαία_20_ἑλληνικά"><text:span text:style-name="T4">Ὁ μῦθος πρὸς ἄνδρας οἳ τὴν ἀλήθειαν οὐκ εἰδότες ἀπατᾶν νομίζουσιν.</text:span></text:span></text:p>
          </table:table-cell>
          <table:table-cell table:style-name="Table3.A1" office:value-type="string">
            <text:p text:style-name="P27"><text:span text:style-name="T7">A</text:span> Monkey And <text:span text:style-name="T7">A</text:span> Dolphin</text:p>
            <text:p text:style-name="P27">It is the custom, when one travels by sea, to take with one small Maltese dogs and monkeys to amuse oneself during the crossing. So a man who was sailing had a monkey with him. When we arrived at Sunion, promontory of Attica, a violent storm broke out. The ship capsized and everyone swam away, the monkey like the others. A dolphin saw him, and mistaking him for a man, he slipped under him, supported him, and carried him to dry land. As he arrived at Piraeus, Athens' maritime warehouse, he asked the monkey if he was Athenian. The monkey having answered yes, and that he even had illustrious relatives in Athens, he asked him if he also knew Piraeus. The monkey, believing that he wanted speak of a man, says yes, and that he was even one of his intimate friends. Indignant at such a lie, the dolphin plunged him into the water and drowned him.</text:p>
            <text:p text:style-name="P23"/>
            <text:p text:style-name="P23">This fable is aimed at men who, not knowing the truth, think to make others believe it.</text:p>
          </table:table-cell>
        </table:table-row>
        <text:soft-page-break/>
        <table:table-row table:style-name="Table3.1">
          <table:table-cell table:style-name="Table3.A1" office:value-type="string">
            <text:p text:style-name="P3"><text:span text:style-name="AncientGreek_3a__20_Ἀρχαία_20_ἑλληνικά"><text:span text:style-name="T1">306. Πίθηκος καὶ κάμηλος</text:span></text:span></text:p>
            <text:p text:style-name="P13"><text:span text:style-name="AncientGreek_3a__20_Ἀρχαία_20_ἑλληνικά"><text:span text:style-name="T4">Ἐν συνόδῳ τῶν ἀλόγων ζῴων πίθηκος ἀναστὰς ὠρχήσατο. Σφόδρα δὲ αὐτοῦ εὐδοκιμοῦντος καὶ ὑπὸ πάντων ὑποσημαινομένου, κάμηλος φθονήσασα ἐβουλήθη τῶν αὐτῶν ἐφικέσθαι. Διόπερ ἐξαναστᾶσα ἐπειρᾶτο καὶ αὐτὴ ὀρχεῖσθαι. Πολλὰ δὲ αὐτῆς ἄτοπα ποιούσης, τὰ ζῷα ἀγανακτήσαντα ῥοπάλοις αὐτὴν παίοντα ἐξήλασαν.</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Πρὸς τοὺς διὰ φθόνον κρείττοσιν ἁμιλλωμένους ὁ λόγος εὔκαιρος.</text:span></text:span></text:p>
          </table:table-cell>
          <table:table-cell table:style-name="Table3.A1" office:value-type="string">
            <text:p text:style-name="P23"><text:span text:style-name="T7">A</text:span> Monkey And <text:span text:style-name="T7">A</text:span> Camel</text:p>
            <text:p text:style-name="P23">In an assembly of beasts a monkey stood up and danced. He was much appreciated and applauded by all the assistance. An envious camel wanted to earn the same praise. He got up and tried to dance too; but he made many extravagances, and the indignant animals kicked him out with sticks.</text:p>
            <text:p text:style-name="P23"/>
            <text:p text:style-name="P23">This fable is suitable for those who out of envy compete with better than them.</text:p>
          </table:table-cell>
        </table:table-row>
        <table:table-row table:style-name="Table3.1">
          <table:table-cell table:style-name="Table3.A1" office:value-type="string">
            <text:p text:style-name="P3"><text:span text:style-name="AncientGreek_3a__20_Ἀρχαία_20_ἑλληνικά"><text:span text:style-name="T1">307. Πιθήκου παῖδες</text:span></text:span></text:p>
            <text:p text:style-name="P13"><text:span text:style-name="AncientGreek_3a__20_Ἀρχαία_20_ἑλληνικά"><text:span text:style-name="T4">Τοὺς πιθήκους φασὶ δύο τίκτειν καὶ τὸ μὲν ἓν τῶν γεννημάτων στέργειν καὶ μετ’ ἐπιμελείας τρέφειν, τὸ δὲ ἕτερον μισεῖν καὶ ἀμελεῖν. Συμβαίνει δὲ κατά τινα θείαν τύχην τὸ μὲν ἐπιμελούμενον ἡδέως καὶ στερρῶς ἀγκαλιζόμενον παρὰ τῆς μητρὸς ἀποπνίγεσθαι, τὸ δὲ ὀλιγωρούμενον ἐκτελειοῦσθαι.</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πάσης προνοίας ἡ τύχη δυνατωτέρα καθέστηκε.</text:span></text:span></text:p>
          </table:table-cell>
          <table:table-cell table:style-name="Table3.A1" office:value-type="string">
            <text:p text:style-name="P25">A Monkey’s Children</text:p>
            <text:p text:style-name="P23">Monkeys, it is said, give birth to two young; of these two children they cherish and nurture one with solicitude, as for the other, they hate and neglect him. Now it happens by a divine fatality that the little one whom his mother cares for with complacency and holds tightly in her arms dies suffocated by her, and that the one whom she neglects reaches perfect growth.</text:p>
            <text:p text:style-name="P23"/>
            <text:p text:style-name="P23">This fable shows that fortune is more powerful than all our foresight.</text:p>
          </table:table-cell>
        </table:table-row>
        <table:table-row table:style-name="Table3.1">
          <table:table-cell table:style-name="Table3.A1" office:value-type="string">
            <text:p text:style-name="P3"><text:span text:style-name="AncientGreek_3a__20_Ἀρχαία_20_ἑλληνικά"><text:span text:style-name="T1">308. Πλέοντες</text:span></text:span></text:p>
            <text:p text:style-name="P13"><text:span text:style-name="AncientGreek_3a__20_Ἀρχαία_20_ἑλληνικά"><text:span text:style-name="T4">Ἐμβάντες τινὲς εἰς σκάφος ἔπλεον. Γενομένων δὲ αὐτῶν πελαγίων, συνέβη χειμῶνα ἐξαίσιον γενέσθαι καὶ τὴν ναῦν μικροῦ καταδύεσθαι. Τῶν δὲ πλεόντων ἕτερος περιρρηξάμενος τοὺς πατρῴους θεοὺς ἐπεκαλεῖτο μετ’ οἰμωγῆς καὶ στεναγμοῦ χαριστήρια ἀποδώσειν ἐπαγγελλόμενος, ἐὰν περισωθῶσι. Παυσαμένου δὲ τοῦ χειμῶνος καὶ πάλιν καινῆς γαλήνης γενομένης, εἰς εὐωχίαν τραπέντες ὠρχοῦντό τε καὶ ἐσκίρτων, ἅτε δὴ ἐξ ἀπροσδοκήτου διαπεφευγότες κινδύνου. Καὶ στερρὸς ὁ κυβερνήτης ὑπάρχων ἔφη πρὸς αὐτούς· « Ἀλλ’, ὦ φίλοι, οὕτως ἡμᾶς γεγηθέναι δεῖ ὡς πάλιν, ἐὰν τύχῃ, χειμῶνος γενησομένου.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ιδάσκει μὴ σφόδρα ταῖς εὐτυχίαις ἐπαίρεσθαι τῆς τύχης τὸ εὐμετάβλητον ἐννοουμένους.</text:span></text:span></text:p>
          </table:table-cell>
          <table:table-cell table:style-name="Table3.A1" office:value-type="string">
            <text:p text:style-name="P23">Navigators</text:p>
            <text:p text:style-name="P23">People, having got into a boat, took to the sea. When they were at sea, a violent storm broke out, and the ship was about to sink. One of the passengers tearing his clothes invoked the gods of his country with tears and groans and promised them offerings in thanksgiving, if they saved the vessel. But the storm having ceased and calm having returned, they began to make good food, to dance, to jump, like people who have just escaped from an unexpected danger. So the pilot, with a solid spirit, said to them: “My friends, let us rejoice, but like people who may see the storm again. »</text:p>
            <text:p text:style-name="P23"/>
            <text:p text:style-name="P23">The fable teaches that one should not be too proud of one's successes, and that one should think of the inconstancy of fortune.</text:p>
          </table:table-cell>
        </table:table-row>
        <text:soft-page-break/>
        <table:table-row table:style-name="Table3.1">
          <table:table-cell table:style-name="Table3.A1" office:value-type="string">
            <text:p text:style-name="P3"><text:span text:style-name="AncientGreek_3a__20_Ἀρχαία_20_ἑλληνικά"><text:span text:style-name="T1">309. <text:s/>Πλούσιος καὶ βυρσοδέψης</text:span></text:span></text:p>
            <text:p text:style-name="P13"><text:span text:style-name="AncientGreek_3a__20_Ἀρχαία_20_ἑλληνικά"><text:span text:style-name="T4">Πλούσιος βυρσοδέψῃ παρῳκίσθη· μὴ δυνάμενος δὲ τὴν δυσωδίαν φέρειν διετέλει ἑκάστοτε αὐτῷ ἐπικείμενος, ἵνα μεταβῇ. Ὁ δὲ ἀεὶ αὐτὸν διανεβάλλετο λέγων μετ’ ὀλίγον χρόνον μεταβήσεσθαι. Τούτου δὲ συνεχῶς γενομένου, συνέβη, χρόνου διελθόντος, τὸν πλούσιον ἠθάδα τῆς ὀσμῆς γενόμενον μηκέτι αὐτῷ διενοχλεῖν.</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ἡ συνήθεια καὶ τὰ δυσχερῆ τῶν πραγμάτων καταπραΰνει.</text:span></text:span></text:p>
          </table:table-cell>
          <table:table-cell table:style-name="Table3.A1" office:value-type="string">
            <text:p text:style-name="P23">The Rich And The Tanner</text:p>
            <text:p text:style-name="P23"/>
            <text:p text:style-name="P23">A rich man came to stay near a tanner. Since he couldn't stand the bad smell, he kept urging him to move. The tanner always handed it over, promising to move in some time. As their debate was constantly renewed, it eventually happened that the rich man got used to the smell and stopped bothering the tanner.</text:p>
            <text:p text:style-name="P23"/>
            <text:p text:style-name="P23">This fable shows that habit softens unpleasantness.</text:p>
          </table:table-cell>
        </table:table-row>
        <table:table-row table:style-name="Table3.1">
          <table:table-cell table:style-name="Table3.A1" office:value-type="string">
            <text:p text:style-name="P3"><text:span text:style-name="AncientGreek_3a__20_Ἀρχαία_20_ἑλληνικά"><text:span text:style-name="T1">310. Πλούσιος καὶ θρηνῳδοί</text:span></text:span></text:p>
            <text:p text:style-name="P13"><text:span text:style-name="AncientGreek_3a__20_Ἀρχαία_20_ἑλληνικά"><text:span text:style-name="T4"><text:s/>Πλούσιος δύο θυγατέρας ἔχων, τῆς ἑτέρας ἀποθανούσης, τὰς θρηνούσας ἐμισθώσατο. Τῆς δὲ ἑτέρας παιδὸς λεγούσης πρὸς τὴν μητέρα· « Ἄθλιαι ἡμεῖς, εἴγε αὐταί, ὧν ἐστι τὸ πάθος, θρηνεῖν οὐκ ἴσμεν, αἱ δὲ μηδὲν προσήκουσαι οὕτω σφόδρα κόπτονται καὶ κλαίουσιν, » ἐκείνη ὑποτοχοῦσα εἶπεν· « Ἀλλὰ μὴ θαύμαζε, τέκνον, εἰ οὕτως οἰκτρῶς αὗται θρηνοῦσιν· ἐπὶ γὰρ ἀργυρίῳ τοῦτο ποιοῦσιν.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Οὕτως ἔνιοι τῶν ἀνθρώπων διὰ φιλαργυρίαν οὐκ ὀκνοῦσι καὶ ἀλλοτρίας συμφορὰς ἐργολαβεῖν.</text:span></text:span></text:p>
          </table:table-cell>
          <table:table-cell table:style-name="Table3.A1" office:value-type="string">
            <text:p text:style-name="P23">The Rich And The Mourners</text:p>
            <text:p text:style-name="P23">A rich man had two daughters. One of them being dead, he hired hired mourners. The other daughter said to her mother: "We are very unhappy: it is we who are in mourning and we do not know how to lament, while these women, who are nothing to us, strike each other and cry with so much violence. The mother replied: "Don't be surprised, my child, if these women make such pitiful lamentations: they do so for money." »</text:p>
            <text:p text:style-name="P23"/>
            <text:p text:style-name="P23">It is thus that certain men, driven by self-interest, do not hesitate to traffic in the misfortunes of others.</text:p>
          </table:table-cell>
        </table:table-row>
        <table:table-row table:style-name="Table3.1">
          <table:table-cell table:style-name="Table3.A1" office:value-type="string">
            <text:p text:style-name="P3"><text:span text:style-name="AncientGreek_3a__20_Ἀρχαία_20_ἑλληνικά"><text:span text:style-name="T1">311. Ποιμὴν καὶ θάλασσα</text:span></text:span></text:p>
            <text:p text:style-name="P13"><text:span text:style-name="AncientGreek_3a__20_Ἀρχαία_20_ἑλληνικά"><text:span text:style-name="T4">Ποιμὴν ἐν παραθαλασσίῳ τόπῳ ποίμνιον νέμων, ἑωρακὼς γαληνιῶσαν τὴν θάλατταν, ἐπεθύμησε πλεῦσαι πρὸς ἐμπορίαν. Ἀπεμπολήσας οὖν τὰ πρόβατα καὶ φοινίκων βαλάνους πριάμενος ἀνήχθη. Χειμῶνος δὲ σφοδροῦ γενομένου καὶ τῆς νεὼς κινδυνευούσης βαπτίζεσθαι, πάντα τὸν φόρτον ἐκβαλὼν εἰς τὴν θάλατταν, μόλις κενῇ τῇ νηῒ διεσώθη. Μετὰ δ’ ἡμέρας οὐκ ὀλίγας παριόντος τινὸς καὶ τῆς θαλάττης (ἔτυχε γὰρ αὕτη γαληνιῶσα) τὴν ἠρεμίαν θαυμάζοντος, ὑπολαβὼν οὗτος εἶπεν· « Ὦ λῷστε, φοινίκων αὖθις, ὡς ἔοικεν, ἐπιθυμεῖ, καὶ διὰ τοῦτο φαίνεται ἡσυχάζουσα.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μῦθος δηλοῖ ὅτι τὰ παθήματα τοῖς ἀνθρώποις μαθήματα γίνεται.</text:span></text:span></text:p>
          </table:table-cell>
          <table:table-cell table:style-name="Table3.A1" office:value-type="string">
            <text:p text:style-name="P23">The Shepherd And The Sea</text:p>
            <text:p text:style-name="P23">A shepherd who was grazing a herd on the edge of the sea, seeing the calm of the waves, took it into his head to sail to trade. Accordingly he sold his sheep, bought dates and set sail. But a violent storm arose, and, the ship in danger of sinking, he threw all his cargo into the sea, and saved himself with great difficulty with his empty ship. After some time, a man came by. As he admired the calm of the sea, which was indeed calm at that moment, our shepherd, taking the floor, said to him: “Ah! my dear fellow, she still wants dates, it seems: that's why she's so calm. »</text:p>
            <text:p text:style-name="P23"/>
            <text:p text:style-name="P23">This fable shows that accidents are lessons for men.</text:p>
          </table:table-cell>
        </table:table-row>
        <text:soft-page-break/>
        <table:table-row table:style-name="Table3.1">
          <table:table-cell table:style-name="Table3.A1" office:value-type="string">
            <text:p text:style-name="P3"><text:span text:style-name="AncientGreek_3a__20_Ἀρχαία_20_ἑλληνικά"><text:span text:style-name="T1">312. Ποιμὴν καὶ κύων τὰ πρόβατα σαίνων</text:span></text:span></text:p>
            <text:p text:style-name="P13"><text:span text:style-name="AncientGreek_3a__20_Ἀρχαία_20_ἑλληνικά"><text:span text:style-name="T4">Ποιμὴν ἔχων κύνα παμμεγέθη τούτῳ εἰώθει τὰ ἔμβρυα καὶ τὰ ἀποθνῄσκοντα τῶν προβάτων παραβάλλειν. Καὶ δή ποτε εἰσελθούσης τῆς ποίμνης, ὁ ποιμὴν θεασάμενος τὸν κύνα προσιόντα τοῖς προβάτοις καὶ σαίνοντα αὐτὰ εἶπεν· « Ἀλλ’, ὦ οὗτος, ὃ θέλεις σὺ τούτοις ἐπὶ τῇ σῇ κεφαλῇ γένοιτο.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Πρὸς ἄνδρα κόλακα ὁ λόγος εὔκαιρος.</text:span></text:span></text:p>
          </table:table-cell>
          <table:table-cell table:style-name="Table3.A1" office:value-type="string">
            <text:p text:style-name="P23"><text:span text:style-name="T7">A</text:span> Shepherd And <text:span text:style-name="T7">A</text:span> Dog Who Caresses The Sheep</text:p>
            <text:p text:style-name="P23">A shepherd who had a very large dog used to throw stillborn lambs and dead sheep to him. Now one day when the flock had remained in the stable, the shepherd saw his dog approaching the sheep and caressing them. " Hey ! you, he cried to her, may the fate you wish for them fall on your head! »</text:p>
            <text:p text:style-name="P23"/>
            <text:p text:style-name="P23">This fable is addressed to flatterers.</text:p>
          </table:table-cell>
        </table:table-row>
        <table:table-row table:style-name="Table3.1">
          <table:table-cell table:style-name="Table3.A1" office:value-type="string">
            <text:p text:style-name="P3"><text:span text:style-name="AncientGreek_3a__20_Ἀρχαία_20_ἑλληνικά"><text:span text:style-name="T1">313. Ποιμὴν καὶ λυκιδεῖς</text:span></text:span></text:p>
            <text:p text:style-name="P13"><text:span text:style-name="AncientGreek_3a__20_Ἀρχαία_20_ἑλληνικά"><text:span text:style-name="T4">Ποιμὴν εὑρὼν λυκιδεῖς, τούτους μετὰ πολλῆς ἐπιμε-λείας ἔτρεφεν, οἰόμενος ὅτι τελειωθέντες οὐ μόνον τὰ ἑαυτοῦ πρόβατα τηρήσουσιν, ἀλλὰ καὶ ἕτερα ἁρπάζοντες αὐτῷ οἴσουσιν. Οἱ δέ, ὡς τάχιστα ηὐξήθησαν, ἀδείας τυχόντες πρῶτον αὐτοῦ τὴν ποίμνην διαφθείρειν ἤρξαντο. Καὶ ὡς ταῦτα ᾔσθετο, ἀναστενάξας εἶπεν· « Ἀλλ’ ἔγωγε δίκαια πέπονθα· τί γὰρ τούτους νηπίους ὄντας ἔσῳζον οὓς ἔδει καὶ ηὐξημένους ἀναιρεῖν ;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Οὕτως οἱ τοὺς πονηροὺς περισῴζοντες λανθάνουσι καθ’ ἑαυτῶν πρῶτον αὐτοὺς ῥωννύντες.</text:span></text:span></text:p>
          </table:table-cell>
          <table:table-cell table:style-name="Table3.A1" office:value-type="string">
            <text:p text:style-name="P23"><text:span text:style-name="T7">A</text:span> Shepherd And <text:span text:style-name="T7">Some</text:span> Cubs</text:p>
            <text:p text:style-name="P23">A shepherd who finds wolf cubs feeds them with great care, in the hope that, when they grew up, they would not only keep his own sheep for him, but also take others away and bring them to him. But as soon as they had completed their growth, they seized an opportunity where they had nothing to fear and began to ravage his flock. When he perceived the disaster, he groaned and said: “I have well deserved it; why did I save, little ones, animals that should be killed, even adults. »</text:p>
            <text:p text:style-name="P23"/>
            <text:p text:style-name="P23">To save the wicked is to give them, without our knowledge, forces which they will first turn against us.</text:p>
          </table:table-cell>
        </table:table-row>
        <table:table-row table:style-name="Table3.1">
          <table:table-cell table:style-name="Table3.A1" office:value-type="string">
            <text:p text:style-name="P3"><text:span text:style-name="AncientGreek_3a__20_Ἀρχαία_20_ἑλληνικά"><text:span text:style-name="T1">314. Ποιμὴν καὶ λύκο <text:s/>σὺν κυσὶ τρεφόμενος</text:span></text:span></text:p>
            <text:p text:style-name="P13"><text:span text:style-name="AncientGreek_3a__20_Ἀρχαία_20_ἑλληνικά"><text:span text:style-name="T4">Ποιμὴν νεογνὸν λύκου σκύμνον εὑρὼν καὶ ἀνελόμενος σὺν τοῖς κυσὶν ἔτρεφεν. Ἐπεὶ δὲ ηὐξήθη, εἴ ποτε λύκος πρόβατον ἥρπασε, μετὰ τῶν κυνῶν καὶ αὐτὸς ἐδίωκε. Τῶν δὲ κυνῶν ἔσθ’ ὅτε μὴ δυναμένων καταλαβεῖν τὸν λύκον καὶ διὰ ταῦτα ὑποστρεφόντων, ἐκεῖνος ἠκολούθει, μέχρις ἂν τοῦτον καταλαβών, οἷα δὴ λύκος, συμμετάσχῃ τῆς θήρας· εἶτα ὑπέστρεφεν. Εἰ δὲ μὴ λύκος ἔξωθεν ἁρπάσειε πρόβατον, αὐτὸς λάθρᾳ θύων ἅμα τοῖς κυσὶν ἐθοινεῖτο, ἕως ὁ ποιμὴν στοχασάμενος καὶ συνεὶς τὸ δρώμενον, εἰς δένδρον αὐτὸν ἀναρτήσας ἀπέκτεινεν.</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μῦθος δηλοῖ ὅτι φύσις πονηρὰ χρηστὸν ἦθος οὐ τρέφει.</text:span></text:span></text:p>
          </table:table-cell>
          <table:table-cell table:style-name="Table3.A1" office:value-type="string">
            <text:p text:style-name="P23">The Shepherd And The Wolf Feeded With Dogs</text:p>
            <text:p text:style-name="P23">A shepherd, having found a newborn cub, took him away and raised him with his dogs. When the cub was big, if sometimes a wolf took a sheep, he chased it too, with the dogs. When sometimes the dogs could not reach the wolf and therefore turned back, he followed him until he caught up with him, and had, as a wolf, his share of the prey; then he took the way back. If a wolf did not carry a sheep out of the sheepfold, he himself killed one in secret and ate it with the dogs. But in the end the shepherd guessed and understood what was happening, and killed the wolf by hanging him from a tree.</text:p>
            <text:p text:style-name="P23"/>
            <text:p text:style-name="P23">This fable shows that a perverse nature cannot give an honest character.</text:p>
          </table:table-cell>
        </table:table-row>
        <text:soft-page-break/>
        <table:table-row table:style-name="Table3.1">
          <table:table-cell table:style-name="Table3.A1" office:value-type="string">
            <text:p text:style-name="P2"><text:span text:style-name="AncientGreek_3a__20_Ἀρχαία_20_ἑλληνικά"><text:span text:style-name="T1">315. </text:span></text:span><text:span text:style-name="AncientGreek_3a__20_Ἀρχαία_20_ἑλληνικά"><text:span text:style-name="T2">Ποιμὴν καὶ λύκου σκύμνος</text:span></text:span></text:p>
            <text:p text:style-name="P32"><text:span text:style-name="AncientGreek_3a__20_Ἀρχαία_20_ἑλληνικά"><text:span text:style-name="T4">Ποιμὴν μικρὸν λύκον εὑρὼν ἐθρέψατο, εἶτα σκύμνον γενόμενον ἐδίδαξεν ἁρπάζειν ἐκ τῶν σύνεγγυς ποιμνίων. Ὁ λύκος δὲ διδαχθεὶς ἔφη· « Ὅρα μή πως σὺ ἐθίσας με ἁρπάζειν πολλὰ τῶν σεαυτοῦ προβάτων ζητήσῃς. » </text:span></text:span></text:p>
            <text:p text:style-name="P32"><text:span text:style-name="AncientGreek_3a__20_Ἀρχαία_20_ἑλληνικά"><text:span text:style-name="T4"/></text:span></text:p>
            <text:p text:style-name="P32"><text:span text:style-name="AncientGreek_3a__20_Ἀρχαία_20_ἑλληνικά"><text:span text:style-name="T4">Ὅτι οἱ τῇ φύσει δεινοὶ ἁρπάζειν καὶ πλεονεκτεῖν μαθόντες τοὺς διδάξαντας πολλάκις ἔβλαψαν.</text:span></text:span></text:p>
          </table:table-cell>
          <table:table-cell table:style-name="Table3.A1" office:value-type="string">
            <text:p text:style-name="P23">The Shepherd And The Cub</text:p>
            <text:p text:style-name="P23">A shepherd, having found a little wolf, feeds it; then, when he had become a wolf cub, he taught him to take sheep from the neighboring herds. The wolf, once trained, said to him: “Now that you have accustomed me to flying, take care that you don't miss many of your sheep. »<text:line-break/>People whom nature has made formidable, once trained in rapine and theft, have often done more harm to their masters than to strangers.</text:p>
          </table:table-cell>
        </table:table-row>
        <table:table-row table:style-name="Table3.1">
          <table:table-cell table:style-name="Table3.A1" office:value-type="string">
            <text:p text:style-name="P49"><text:span text:style-name="AncientGreek_3a__20_Ἀρχαία_20_ἑλληνικά"><text:span text:style-name="T1">316. Ποιμὴν καὶ πρόβατα</text:span></text:span></text:p>
            <text:p text:style-name="P46"><text:span text:style-name="AncientGreek_3a__20_Ἀρχαία_20_ἑλληνικά"><text:span text:style-name="T4">Ποιμὴν εἰσελάσας τὰ πρόβατα εἴς τινα δρυμῶνα, ὡς ἐθεάσατο δρῦν παμμεγέθη μεστὴν βαλάνων, ὑποστρώσας τὸ ἱματίον αὐτοῦ ἐπὶ ταύτην ἀνέβη καὶ τὸν καρπὸν κατέσειε. Τὰ δὲ πρόβατα ἐσθίοντα τὰς βαλάνους ἔλαθε καὶ τὰ ἱμάτια συγκαταφαγόντα. Ὁ δὲ ποιμὴν καταβάς, ὡς ἐθεάσατο τὸ γεγονός, εἶπεν· « Ὦ κάκιστα ζῷα, ὑμεῖς τοῖς λοιποῖς ἔρια εἰς ἐσθῆτας παρεχόμενα, ἐμοῦ τοῦ τρέφοντος καὶ τὸ ἱμάτιον ἀφείλεσθε. »</text:span></text:span></text:p>
            <text:p text:style-name="P13"><text:span text:style-name="AncientGreek_3a__20_Ἀρχαία_20_ἑλληνικά"><text:span text:style-name="T4">Οὕτω τῶν ἀνθρώπων πολλοὶ δι’ ἄγνοιαν τοὺς μηδὲν προσήκοντας εὐεργετοῦντες κατὰ τῶν οἰκείων φαῦλα ἐργάζονται.</text:span></text:span></text:p>
          </table:table-cell>
          <table:table-cell table:style-name="Table3.A1" office:value-type="string">
            <text:p text:style-name="P23">The Shepherd And His Sheep</text:p>
            <text:p text:style-name="P23">A shepherd, having led his sheep into an oak wood, saw a large oak laden with acorns; he spread his cloak underneath, then climbed over it and shook the fruit. The sheep, eating the acorns, also inadvertently ate the coat. The shepherd, having descended, and seeing the wrongdoing, exclaimed: “Wicked beasts, you give wool to others to clothe themselves, and to me who feeds you, you have taken away even my cloak. »</text:p>
            <text:p text:style-name="P23"/>
            <text:p text:style-name="P23">So many people foolishly oblige those who are nothing to them, and behave meanly towards their relatives.</text:p>
          </table:table-cell>
        </table:table-row>
        <table:table-row table:style-name="Table3.1">
          <table:table-cell table:style-name="Table3.A1" office:value-type="string">
            <text:p text:style-name="P3"><text:span text:style-name="AncientGreek_3a__20_Ἀρχαία_20_ἑλληνικά"><text:span text:style-name="T1">317. Ποιμὴν λύκον εἰς μάνδραν εἰσάγων καὶ κύων</text:span></text:span></text:p>
            <text:p text:style-name="P32"><text:span text:style-name="AncientGreek_3a__20_Ἀρχαία_20_ἑλληνικά"><text:span text:style-name="T4">Μάνδρας ἔσω πρόβατα ποιμὴν εἰσάγων μετ’ αὐτῶν καὶ λύκον ἤμελλε συγκλεῖσαι, εἰ μὴ &lt;ὁ&gt; κύων ἰδὼν πρὸς αὐτὸν εἶπεν· « Πῶς τὰ πρόβατα τῆς ποίμνης θέλων σῶσαι τόνδε τὸν λύκον συνεισάγεις τῇ ποίμνῃ ; » </text:span></text:span></text:p>
            <text:p text:style-name="P32"><text:span text:style-name="AncientGreek_3a__20_Ἀρχαία_20_ἑλληνικά"><text:span text:style-name="T4"/></text:span></text:p>
            <text:p text:style-name="P32"><text:span text:style-name="AncientGreek_3a__20_Ἀρχαία_20_ἑλληνικά"><text:span text:style-name="T4">Ὅτι μεγίστην βλάβην καὶ θανάτου παραιτίαν οἶδε ποιεῖν τῶν κακῶν ἡ συνοίκησις.</text:span></text:span></text:p>
          </table:table-cell>
          <table:table-cell table:style-name="Table3.A1" office:value-type="string">
            <text:p text:style-name="P23"><text:span text:style-name="T7">A</text:span> Shepherd <text:span text:style-name="T7">Introducing</text:span> <text:span text:style-name="T7">A</text:span> Wolf Into The Sheepfold And <text:span text:style-name="T7">A</text:span> Dog</text:p>
            <text:p text:style-name="P23">A shepherd, who brought his sheep inside the stable, was going to lock up a wolf with them, if his dog, who had noticed it, had not said to him: "How you, who value the life of your sheep, do you bring this wolf in with them? »</text:p>
            <text:p text:style-name="P23"/>
            <text:p text:style-name="P23">The society of the wicked is capable of causing the greatest damage and even death.</text:p>
          </table:table-cell>
        </table:table-row>
        <text:soft-page-break/>
        <table:table-row table:style-name="Table3.1">
          <table:table-cell table:style-name="Table3.A1" office:value-type="string">
            <text:p text:style-name="P3"><text:span text:style-name="AncientGreek_3a__20_Ἀρχαία_20_ἑλληνικά"><text:span text:style-name="T1">318. Ποιμὴν παίζων</text:span></text:span></text:p>
            <text:p text:style-name="P13"><text:span text:style-name="AncientGreek_3a__20_Ἀρχαία_20_ἑλληνικά"><text:span text:style-name="T4">Ποιμὴν ἐξελαύνων αὐτοῦ τὴν ποίμνην ἀπό τινος κώμης πορρωτέρω, διετέλει τοιαύτῃ παιδιᾷ χρώμενος· ἐπιβοώμενος γὰρ τοὺς κωμήτας ἐπὶ βοήθειαν, ἔλεγεν ὡς λύκοι τοῖς προβάτοις ἐπῆλθον. Δὶς δὲ καὶ τρὶς τῶν ἐκ τῆς κώμης ἐκπλαγέντων καὶ ἐκπηδησάντων, εἶτα μετὰ γέλωτος ἀπαλλαγέντων, συνέβη τὸ τελευταῖον τῇ ἀληθείᾳ λύκους ἐπελθεῖν. Ἀποτεμνομένων δὲ αὐτῶν τὴν ποίμνην καὶ τοῦ ποιμένος ἐπὶ βοηθείᾳ τοὺς κωμήτας ἐπικαλουμένου, ἐκεινοῖ ὑπολαβόντες αὐτὸν παίζειν κατὰ τὸ ἔθος, ἧττον ἐφρόντιζον· καὶ οὕτως αὐτῷ συνέβη τῶν προβάτων στερηθῆναι.</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τοῦτο κερδαίνουσιν οἱ ψευδολόγοι τὸ μηδὲ ὅταν ἀληθεύωσι, πιστεύεσθαι.</text:span></text:span></text:p>
          </table:table-cell>
          <table:table-cell table:style-name="Table3.A1" office:value-type="string">
            <text:p text:style-name="P23"><text:span text:style-name="T7">A</text:span> Shepherd <text:span text:style-name="T7">Playing</text:span></text:p>
            <text:p text:style-name="P23">A shepherd, who led his flock quite a distance from the village, constantly indulged in the following joke. He was calling the people of the village to his aid, shouting that the wolves were attacking his sheep. Two or three times the people of the village were frightened and rushed out, then they returned mystified. But in the end it happened that wolves actually showed up. While they ransacked the herd, the shepherd called for help from the villagers; but these, imagining that he was joking as usual, cared little for him. It so happened that he lost his sheep.</text:p>
            <text:p text:style-name="P23"/>
            <text:p text:style-name="P23">This fable shows that liars only gain one thing, and that is not to be believed, even when they tell the truth.</text:p>
          </table:table-cell>
        </table:table-row>
        <table:table-row table:style-name="Table3.1">
          <table:table-cell table:style-name="Table3.A1" office:value-type="string">
            <text:p text:style-name="P12"><text:span text:style-name="AncientGreek_3a__20_Ἀρχαία_20_ἑλληνικά"><text:span text:style-name="T4"/></text:span></text:p>
            <text:p text:style-name="P41"><text:span text:style-name="AncientGreek_3a__20_Ἀρχαία_20_ἑλληνικά"><text:span text:style-name="T1">319. Πόλεμος καὶ Ὕβρις</text:span></text:span></text:p>
            <text:p text:style-name="P46"><text:span text:style-name="AncientGreek_3a__20_Ἀρχαία_20_ἑλληνικά"><text:span text:style-name="T4">Θεοὶ πάντες ἔγημαν ἣν ἕκαστος εἴληφεν ἐν κλήρῳ. Πόλεμος παρῆν ἐσχάτῳ κλήρῳ· Ὕβριν δὲ μόνην κατέλαβεν· ταύτης περισσῶς ἐρασθεὶς ἔγημεν. Ἐπακολουθεῖ δὲ αὐτῇ πανταχοῦ βαδιζούσῃ.</text:span></text:span></text:p>
            <text:p text:style-name="P46"><text:span text:style-name="AncientGreek_3a__20_Ἀρχαία_20_ἑλληνικά"><text:span text:style-name="T4"/></text:span></text:p>
            <text:p text:style-name="P13"><text:span text:style-name="AncientGreek_3a__20_Ἀρχαία_20_ἑλληνικά"><text:span text:style-name="T4">Ὅτι ἔνθα &lt;ἂν&gt; προέλθῃ ὕβρις ἢ ἐν πόλει ἢ ἐν ἔθνεσι, πόλεμος καὶ μάχαι εὐθὺς μετ’ αὐτὴν ἀκολουθεῖ.</text:span></text:span></text:p>
          </table:table-cell>
          <table:table-cell table:style-name="Table3.A1" office:value-type="string">
            <text:p text:style-name="P23"><text:span text:style-name="T7">A</text:span> God Of War And <text:span text:style-name="T7">Hubris</text:span></text:p>
            <text:p text:style-name="P23">All the gods having decided to marry, each took the woman assigned to him by fate. The god of war, having stayed for the last draw, found only Violence. He fell in love with her and married her. That's why he accompanies her wherever she goes.</text:p>
            <text:p text:style-name="P23"/>
            <text:p text:style-name="P23">Wherever violence appears, in a city or among nations, war and combat immediately follow it.</text:p>
          </table:table-cell>
        </table:table-row>
        <table:table-row table:style-name="Table3.1">
          <table:table-cell table:style-name="Table3.A1" office:value-type="string">
            <text:p text:style-name="P49"><text:span text:style-name="AncientGreek_3a__20_Ἀρχαία_20_ἑλληνικά"><text:span text:style-name="T1">320. Ποταμὸς καὶ βύρσα</text:span></text:span></text:p>
            <text:p text:style-name="P46"><text:span text:style-name="AncientGreek_3a__20_Ἀρχαία_20_ἑλληνικά"><text:span text:style-name="T4">Ποταμὸς δι’ αὐτοῦ βύρσαν βοείαν φερομένην ἰδὼν ἠρώτησε· « Τίς καλῇ ; » Τῆς δὲ εἰπούσης· « Σκληρὰ καλοῦμαι, » ἐπικαχλάσας τῷ ῥεύματι εἶπεν· « Ἄλλο τι ζητεῖ καλεῖσθαι· ἐγὼ γὰρ ἤδη ἁπαλήν σε ποιήσω.»</text:span></text:span></text:p>
            <text:p text:style-name="P13"><text:span text:style-name="AncientGreek_3a__20_Ἀρχαία_20_ἑλληνικά"><text:span text:style-name="T4">Ὅτι τολμηρὸν ἄνδρα καὶ αὐθάδη πολλάκις εἰς γῆν κατήγαγε συμφορὰ βίου.</text:span></text:span></text:p>
          </table:table-cell>
          <table:table-cell table:style-name="Table3.A1" office:value-type="string">
            <text:p text:style-name="P23">The River And The Skin</text:p>
            <text:p text:style-name="P23">A river, seeing an ox hide that it was carrying in its waters, asked him his name. "My name is Dure," she replied. Then rushing its current upon her: "Find another name," she said; because I will quickly have made you soft. »</text:p>
            <text:p text:style-name="P23"/>
            <text:p text:style-name="P23">Often the bold and the proud are overwhelmed by the misfortunes of life.</text:p>
          </table:table-cell>
        </table:table-row>
        <table:table-row table:style-name="Table3.1">
          <table:table-cell table:style-name="Table3.A1" office:value-type="string">
            <text:p text:style-name="P3"><text:span text:style-name="AncientGreek_3a__20_Ἀρχαία_20_ἑλληνικά"><text:span text:style-name="T4"><text:s/></text:span></text:span><text:span text:style-name="AncientGreek_3a__20_Ἀρχαία_20_ἑλληνικά"><text:span text:style-name="T1">321. Πρόβατον κειρόμενον</text:span></text:span></text:p>
            <text:p text:style-name="P13"><text:span text:style-name="AncientGreek_3a__20_Ἀρχαία_20_ἑλληνικά"><text:span text:style-name="T4">Πρόβατον ἀφυῶς κειρόμενον πρὸς τὸν κείροντα ἔφη· « Εἰ μὲν ἔρια ζητεῖς, ἀνωτέρω τέμνε· εἰ δὲ κρεῶν ἐπιθυμεῖς, ἅπαξ με καταθύσας τοῦ κατὰ μικρὸν βασανίζειν ἀπάλλαξον.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Πρὸς τοὺς ἀφυῶς ταῖς τέχναις προσφερομένους ὁ λόγος ἁρμόδιός ἐστι.</text:span></text:span></text:p>
          </table:table-cell>
          <table:table-cell table:style-name="Table3.A1" office:value-type="string">
            <text:p text:style-name="P23"><text:span text:style-name="T7">A </text:span>Sheared Sheep</text:p>
            <text:p text:style-name="P23">A sheep being awkwardly sheared said to the shearer: “If you want my wool, cut higher; if on the contrary it is my flesh that you desire, kill me once and for all, and stop torturing me piece by piece. »</text:p>
            <text:p text:style-name="P23"/>
            <text:p text:style-name="P23">This fable applies to those who are clumsy in their trade.</text:p>
          </table:table-cell>
        </table:table-row>
        <text:soft-page-break/>
        <table:table-row table:style-name="Table3.1">
          <table:table-cell table:style-name="Table3.A1" office:value-type="string">
            <text:p text:style-name="P48"><text:span text:style-name="AncientGreek_3a__20_Ἀρχαία_20_ἑλληνικά"><text:span text:style-name="T1">322. Προμηθεὺς καὶ ἄνθρωποι</text:span></text:span></text:p>
            <text:p text:style-name="P44"><text:span text:style-name="AncientGreek_3a__20_Ἀρχαία_20_ἑλληνικά"><text:span text:style-name="T4">Προμηθεὺς κατὰ πρόσταξιν Διὸς ἀνθρώπους ἔπλασε καὶ θηρία. Ὁ δὲ Ζεὺς θεασάμενος πολλῷ πλείονα τὰ ἄλογα ζῷα ἐκέλευσεν αὐτὸν τῶν θηρίων τινὰ διαφθείροντα ἀνθρώπους μετατυπῶσαι. Τοῦ δὲ τὸ προσταχθὲν ποιήσαντος, συνέβη ἐκ τούτου τοὺς μὴ ἐξ ἀρχῆς ἀνθρώπους πλασθέντας τὴν μὲν μορφὴν ἀνθρώπων ἔχειν, τὰς δὲ ψυχὰς θηριώδεις.</text:span></text:span></text:p>
            <text:p text:style-name="P44"><text:span text:style-name="AncientGreek_3a__20_Ἀρχαία_20_ἑλληνικά"><text:span text:style-name="T4"/></text:span></text:p>
            <text:p text:style-name="P13"><text:span text:style-name="AncientGreek_3a__20_Ἀρχαία_20_ἑλληνικά"><text:span text:style-name="T4">Πρὸς ἄνδρα σκαιὸν καὶ θηριώδη ὁ λόγος εὔκαιρος.</text:span></text:span></text:p>
          </table:table-cell>
          <table:table-cell table:style-name="Table3.A1" office:value-type="string">
            <text:p text:style-name="P23">Prometheus And Men</text:p>
            <text:p text:style-name="P23">Prometheus, on the order of Zeus, had modeled men and beasts. But Zeus, having noticed that the beasts were much more numerous, commanded him to make a certain number of them disappear by transforming them into men. Prometheus carried out this order. As a result, those who have not received the human form from the beginning have the form of a man, but the soul of a beast.</text:p>
            <text:p text:style-name="P23"/>
            <text:p text:style-name="P23">The fable applies to clumsy and brutal men.</text:p>
          </table:table-cell>
        </table:table-row>
        <table:table-row table:style-name="Table3.1">
          <table:table-cell table:style-name="Table3.A1" office:value-type="string">
            <text:p text:style-name="P3"><text:span text:style-name="AncientGreek_3a__20_Ἀρχαία_20_ἑλληνικά"><text:span text:style-name="T1">323. Ῥόδον καὶ ἀμάραντον</text:span></text:span></text:p>
            <text:p text:style-name="P13"><text:span text:style-name="AncientGreek_3a__20_Ἀρχαία_20_ἑλληνικά"><text:span text:style-name="T4">Ῥόδῳ παραφυὲν ἀμάραντον ἔφη· « Οἷον ἄνθος εὐπρεπὲς εἶ, καὶ ποθητὸν καὶ θεοῖς καὶ ἀνθρώποις· μακαρίζω σε τοῦ κάλλους καὶ τῆς εὐωδίας. » Τὸ δὲ εἶπεν· « Ἐγὼ μέν, ὦ ἀμάραντον, πρὸς ὀλίγον καιρὸν ζῶ, καί, κἂν μηδεὶς ἐκκόψῃ με, τήκομαι· σὺ δὲ ἀνθεῖς καὶ ζῇς ἀεὶ οὕτω νέον.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Ὅτι κρεῖσσον ὀλιγαρκούμενόν τινα διαμένειν ἢ πρὸς ὀλίγον τρυφήσαντα μεταβολῆς δυστυχοῦς τυχεῖν ἢ καὶ ἀποθανεῖν.</text:span></text:span></text:p>
          </table:table-cell>
          <table:table-cell table:style-name="Table3.A1" office:value-type="string">
            <text:p text:style-name="P23">The Rose And Amaranth</text:p>
            <text:p text:style-name="P23">An amaranth that had grown next to a rose said to her: “How beautiful you are! you are the delight of gods and men. I congratulate you on your beauty and your perfume. — Me, answered the rose, I live only a few days, amaranth, and even if they don't pick me, I wither; but you, you are always in bloom and you always remain so young. »</text:p>
            <text:p text:style-name="P23"/>
            <text:p text:style-name="P23">It is better to last with little than to live in luxury for a while, only to suffer a change of fortune and even death.</text:p>
          </table:table-cell>
        </table:table-row>
        <table:table-row table:style-name="Table3.1">
          <table:table-cell table:style-name="Table3.A1" office:value-type="string">
            <text:p text:style-name="P2"><text:span text:style-name="AncientGreek_3a__20_Ἀρχαία_20_ἑλληνικά"><text:span text:style-name="T1">324. Ῥοιὰ καὶ μηλέα καὶ ἐλαία καὶ βάτος</text:span></text:span></text:p>
            <text:p text:style-name="P13"><text:span text:style-name="AncientGreek_3a__20_Ἀρχαία_20_ἑλληνικά"><text:span text:style-name="T4">Ῥοιὰ καὶ μηλέα καὶ ἐλαία περὶ εὐκαρπίας ἤριζον. Πολλοῦ δὲ τοῦ νείκους ἀναφθέντος, βάτος ἐκ τοῦ πλησίον φραγμοῦ ἀκούσασα εἶπεν· « Ἀλλ’, ὦ φίλαι, παυσώμεθά ποτε μαχόμεναι.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Οὕτω παρὰ τὰς τῶν ἀμεινόνων στάσεις καὶ οἱ μηδενὸς ἄξιοι πειρῶνται δοκεῖν τι εἶναι.</text:span></text:span></text:p>
          </table:table-cell>
          <table:table-cell table:style-name="Table3.A1" office:value-type="string">
            <text:p text:style-name="P23"><text:span text:style-name="T7">A</text:span> <text:span text:style-name="T6">P</text:span><text:span text:style-name="T7">omegranate</text:span> <text:span text:style-name="T7">Tree</text:span>, <text:span text:style-name="T7">An</text:span> <text:span text:style-name="T8">Apple</text:span> <text:span text:style-name="T7">Tree</text:span>, <text:span text:style-name="T7">An</text:span> <text:span text:style-name="T8">Olive</text:span><text:span text:style-name="T6"> </text:span><text:span text:style-name="T7">Tree</text:span><text:span text:style-name="T6"> </text:span><text:span text:style-name="T8">And</text:span> <text:span text:style-name="T7">A</text:span> <text:span text:style-name="T9">Thorn Bush</text:span></text:p>
            <text:p text:style-name="P23">The pomegranate, apple and olive trees disputed the quality of their fruit. As the discussion grew lively, a bramble who was listening to them from the neighboring hedge said: "My friends, let's finally stop quarreling." »</text:p>
            <text:p text:style-name="P23"/>
            <text:p text:style-name="P23">This is how, in times when the best citizens are divided, the common people try to make themselves important.</text:p>
          </table:table-cell>
        </table:table-row>
        <table:table-row table:style-name="Table3.1">
          <table:table-cell table:style-name="Table3.A1" office:value-type="string">
            <text:p text:style-name="P49"><text:span text:style-name="AncientGreek_3a__20_Ἀρχαία_20_ἑλληνικά"><text:span text:style-name="T1">325. Σαλπιγκτής</text:span></text:span></text:p>
            <text:p text:style-name="P46"><text:span text:style-name="AncientGreek_3a__20_Ἀρχαία_20_ἑλληνικά"><text:span text:style-name="T4">Σαλπιγκτὴς στρατὸν ἐπισυνάγων καὶ κρατηθεὶς ὑπὸ τῶν πολεμίων ἐβόα· « Μὴ κτείνετέ με, ὦ ἄνδρες, εἰκῆ καὶ μάτην· οὐδένα γὰρ ὑμῶν ἀπέκτεινα· πλὴν γὰρ τοῦ χαλκοῦ τούτου οὐδὲν ἄλλο κτῶμαι. » Οἱ δὲ πρὸς αὐτὸν ἔφασαν· « Διὰ τοῦτο γὰρ μᾶλλον τεθνήξῃ, ὅτι σὺ μὴ δυνάμενος πολεμεῖν τοὺς πάντας πρὸς μάχην ἐγείρεις. »</text:span></text:span></text:p>
            <text:p text:style-name="P46"><text:span text:style-name="AncientGreek_3a__20_Ἀρχαία_20_ἑλληνικά"><text:span text:style-name="T4"/></text:span></text:p>
            <text:p text:style-name="P13"><text:span text:style-name="AncientGreek_3a__20_Ἀρχαία_20_ἑλληνικά"><text:span text:style-name="T4">Ὁ μῦθος δηλοῖ ὅτι πλέον πταίουσιν οἱ τοὺς κακοὺς καὶ βαρεῖς δυνάστας ἐπεγείροντες εἰς τὸ κακοποιεῖν.</text:span></text:span></text:p>
          </table:table-cell>
          <table:table-cell table:style-name="Table3.A1" office:value-type="string">
            <text:p text:style-name="P23"><text:span text:style-name="T10">A</text:span> T<text:span text:style-name="T8">rupmeteer</text:span></text:p>
            <text:p text:style-name="P23">A trumpet which sounded the assembly having been taken by the enemies, shouted: “Do not kill me, comrades, lightly and without cause; for I have killed none of you, and besides this copper I have nothing. But he was answered: "All the more reason for you to die, since, being unable to make war yourself, you are inciting everyone to battle." »</text:p>
            <text:p text:style-name="P23"/>
            <text:p text:style-name="P23">This fable shows that the most culpable are those who incite wicked and cruel princes to evil.</text:p>
          </table:table-cell>
        </table:table-row>
        <text:soft-page-break/>
        <table:table-row table:style-name="Table3.1">
          <table:table-cell table:style-name="Table3.A1" office:value-type="string">
            <text:p text:style-name="P3"><text:span text:style-name="AncientGreek_3a__20_Ἀρχαία_20_ἑλληνικά"><text:span text:style-name="T1">326. Σπάλαξ καὶ μήτηρ</text:span></text:span></text:p>
            <text:p text:style-name="P13"><text:span text:style-name="AncientGreek_3a__20_Ἀρχαία_20_ἑλληνικά"><text:span text:style-name="T4">Σπάλαξ (ἐστὶ δὲ τοῦτο τὸ ζῷον τυφλὸν) λέγει πρὸς τὴν ἑαυτοῦ μητέρα ὅτι βλέπει. Κἀκείνη πειράζουσα αὐτὸν χόνδρον λιβανωτοῦ δοῦσα ἐπηρώτα τί ποτε εἴη. Τοῦ δὲ εἰπόντος ψηφῖδα, ἔφη· « Ὦ τέκνον, οὐ μόνον τοῦ βλέπειν ἐστέρησαι, ἀλλὰ καὶ τὰς ὀσφρήσεις ἀποβέβλησαι.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Οὕτως ἔνιοι τῶν ἀλαζόνων, [μέχρις οὗ] τὰ ἀδύνατα κατεπαγγέλλονται, καὶ ἐν τοῖς ἐλαχίστοις ἐξελέγχονται.</text:span></text:span></text:p>
          </table:table-cell>
          <table:table-cell table:style-name="Table3.A1" office:value-type="string">
            <text:p text:style-name="P23">The Mole And His Mother</text:p>
            <text:p text:style-name="P23">A mole—the mole is a blind animal—told its mother that it saw clearly. His mother, to test him, gave him a grain of incense, and asked him what it was: "It's a pebble," she said. — My child, resumed the mother, not only are you deprived of your sight, but you have also lost your sense of smell. »</text:p>
            <text:p text:style-name="P23"/>
            <text:p text:style-name="P23">Similarly, some braggarts promise the impossible and are convinced of impotence in the simplest cases.</text:p>
          </table:table-cell>
        </table:table-row>
        <table:table-row table:style-name="Table3.1">
          <table:table-cell table:style-name="Table3.A1" office:value-type="string">
            <text:p text:style-name="P3"><text:span text:style-name="AncientGreek_3a__20_Ἀρχαία_20_ἑλληνικά"><text:span text:style-name="T1">327. Σῦς ἄγριος καὶ ἀλώπηξ</text:span></text:span></text:p>
            <text:p text:style-name="P13"><text:span text:style-name="AncientGreek_3a__20_Ἀρχαία_20_ἑλληνικά"><text:span text:style-name="T4">Σῦς ἄγριος ἑστὼς παρά τι δένδρον τοὺς ὀδόντας ἠκόνα. Ἀλώπεκος δὲ αὐτὸν ἐρομένης τὴν αἰτίαν δι’ ἥν, μηδενὸς αὐτῷ μήτε κυνηγέτου μήτε κινδύνου ἐφεστῶτος, τοὺς ὀδόντας θήγει, ἔφη· « Ἀλλ’ ἔγωγε οὐ ματαίως τοῦτο ποιῶ· ἐὰν γάρ με κίνδυνος καταλάβῃ, οὐ τότε περὶ τὸ ἀκονᾶν ἀσχοληθήσομαι, ἑτοίμοις δὲ οὖσι χρήσομαι.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ιδάσκει δεῖν πρὸ τῶν κινδύνων τὰς παρασκευὰς ποιεῖσθαι.</text:span></text:span></text:p>
          </table:table-cell>
          <table:table-cell table:style-name="Table3.A1" office:value-type="string">
            <text:p text:style-name="P23">The Boar And The Fox</text:p>
            <text:p text:style-name="P23">A boar, posted near a tree, was sharpening its tusks. A fox asked him why, when neither hunter nor danger pressed him, he sharpened his tusks. “It's not for nothing,” he said, “that I do it; for if danger comes to surprise me, I will not then have time to sharpen them; but I shall find them all ready to do their duty. »</text:p>
            <text:p text:style-name="P23"/>
            <text:p text:style-name="P23">This fable teaches that one should not wait for danger to make preparations.</text:p>
          </table:table-cell>
        </table:table-row>
        <table:table-row table:style-name="Table3.1">
          <table:table-cell table:style-name="Table3.A1" office:value-type="string">
            <text:p text:style-name="P3"><text:span text:style-name="AncientGreek_3a__20_Ἀρχαία_20_ἑλληνικά"><text:span text:style-name="T1">328. Σῦς ἄγριος καὶ ἵππος καὶ κυνηγέτης</text:span></text:span></text:p>
            <text:p text:style-name="P13"><text:span text:style-name="AncientGreek_3a__20_Ἀρχαία_20_ἑλληνικά"><text:span text:style-name="T4">Σῦς ἄγριος καὶ ἵππος ἐν ταὐτῷ ἐνέμοντο. Τοῦ δὲ συὸς παρ’ ἕκαστα τὴν πόαν διαφθείροντος καὶ τὸ ὕδωρ θολοῦντος, ὁ ἵππος βουλόμενος αὐτὸν ἀμύνασθαι [ἐπὶ] κυνηγέτην σύμμαχον παρέλαβε. Κἀκείνου εἰπόντος μὴ ἄλλως δύνασθαι αὐτῷ βοηθεῖν, ἐὰν μὴ χαλινόν τε ὑπομείνῃ καὶ αὐτὸν ἐπιβάτην δέξηται, ὁ ἵππος πάντα ὑπέστη. Καὶ ὁ κυνηγέτης ἐποχηθεὶς αὐτῷ καὶ τὸν σῦν κατηγωνίσατο καὶ τὸν ἵππον προσαγαγὼν τῇ φάτνῃ προσέδησεν.</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Οὕτω πολλοὶ δι’ ἀλόγιστον ὀργήν, ἕως τοὺς ἐχθροὺς ἀμύνασθαι θέλουσιν, ἑαυτοὺς ἑτέροις ὑπορρίπτουσιν.</text:span></text:span></text:p>
          </table:table-cell>
          <table:table-cell table:style-name="Table3.A1" office:value-type="string">
            <text:p text:style-name="P23"><text:span text:style-name="T8">A</text:span> Boar, <text:span text:style-name="T8">A</text:span> Horse And <text:span text:style-name="T8">A</text:span> Hunter</text:p>
            <text:p text:style-name="P23">The boar and the horse shared the same pasture. As the boar every moment destroyed the grass and clouded the water, the horse, wanting to take revenge on him, resorted to the help of a hunter. But the latter having declared that he could only lend him a hand if he consented to receive a bridle and to take it himself on his back, the horse submitted to all his demands. Then the hunter mounted on his back put the boar out of action, and, taking the horse home, tied it to the rack.</text:p>
            <text:p text:style-name="P23"/>
            <text:p text:style-name="P23">Thus many people, wishing, under the influence of a blind anger, to avenge themselves on their enemies, throw themselves under the yoke of others.</text:p>
          </table:table-cell>
        </table:table-row>
        <text:soft-page-break/>
        <table:table-row table:style-name="Table3.1">
          <table:table-cell table:style-name="Table3.A1" office:value-type="string">
            <text:p text:style-name="P3"><text:span text:style-name="AncientGreek_3a__20_Ἀρχαία_20_ἑλληνικά"><text:span text:style-name="T1">329. Σῦς καὶ κύων <text:s/>ἀλλήλαις λοιδορούμεναι</text:span></text:span></text:p>
            <text:p text:style-name="P13"><text:span text:style-name="AncientGreek_3a__20_Ἀρχαία_20_ἑλληνικά"><text:span text:style-name="T4">Σῦς καὶ κύων ἀλλήλαις διελοιδοροῦντο. Καὶ ἡ μὲν σῦς ὤμνυε κατὰ τῆς Ἀφροδίτης ἦ μὴν τοῖς ὀδοῦσιν ἀναρρήξειν τὴν κύνα. Ἡ δὲ κύων πρὸς ταῦτα εἰρωνικῶς εἶπε· « Καλῶς κατὰ τῆς Ἀφροδίτης ἡμῖν ὀμνύεις· δηλοῖς γὰρ ὑπ’ αὐτῆς ὅτι μάλιστα φιλεῖσθαι, ἣ τὸν τῶν σῶν ἀκαθάρτων σαρκῶν γευόμενον οὐδ’ ὅλως εἰς ἱερὸν προσίεται. » Καὶ ἡ σῦς· « Διὰ τοῦτο μὲν οὖν μᾶλλον δήλη ἐστὶν ἡ θεὸς στέργουσά με· τὸν γὰρ κτείναντα ἢ ἄλλως λυμαινόμενον παντάπασιν ἀποστρέφεται· σὺ μέντοι κακῶς ὄζεις καὶ ζῶσα καὶ τεθνηκυῖα.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μῦθος δηλοῖ ὅτι οἱ φρόνιμοι τῶν ῥητόρων τὰ ὑπὸ τῶν ἐχθρῶν ὀνείδη εὐμεθόδως εἰς ἔπαινον μετασχηματίζουσιν.</text:span></text:span></text:p>
          </table:table-cell>
          <table:table-cell table:style-name="Table3.A1" office:value-type="string">
            <text:p text:style-name="P23"><text:span text:style-name="T8">A</text:span> <text:span text:style-name="T8">Sow</text:span> A<text:span text:style-name="T8">nd A</text:span> Female Dog <text:span text:style-name="T8">Insulding Eachother</text:span></text:p>
            <text:p text:style-name="P23">The sow and the female dog hurled insults at each other. The sow swore by Aphrodite that she would tear the female dog to pieces. The dog replied ironically; " It's good Make it up to you to swear to us by Aphrodite: it seems that she loves you with all her tenderness, she who absolutely refuses to admit into her temple anyone who has tasted your impure flesh. “That in itself is further proof that the goddess loves me, since she absolutely repels anyone who kills me or mistreats me in any way. As for you, you smell bad, both during your lifetime and after your death. »</text:p>
            <text:p text:style-name="P23"/>
            <text:p text:style-name="P23">This fable shows that wise orators adroitly turn the insults of their enemies to their praise.</text:p>
          </table:table-cell>
        </table:table-row>
        <table:table-row table:style-name="Table3.1">
          <table:table-cell table:style-name="Table3.A1" office:value-type="string">
            <text:p text:style-name="P5"><text:span text:style-name="AncientGreek_3a__20_Ἀρχαία_20_ἑλληνικά"><text:span text:style-name="T1">330. Σφῆκες καὶ πέρδικες καὶ γεωργός</text:span></text:span></text:p>
            <text:p text:style-name="P16"><text:span text:style-name="AncientGreek_3a__20_Ἀρχαία_20_ἑλληνικά"><text:span text:style-name="T4">Σφῆκες καὶ πέρδικες δίψῃ συνεχόμενοι πρὸς γεωργὸν ἦλθον παρ’ αὐτοῦ αἰτοῦντες πιεῖν, ἐπαγγελλόμενοι ἀντὶ τοῦ ὕδατος ταύτην τὴν χάριν ἀποδώσειν· οἱ μὲν πέρδικες σκάπτειν τὰς ἀμπέλους, οἱ δὲ σφῆκες κύκλῳ περιιόντες τοῖς κέντροις ἀποσοβεῖν τοὺς κλέπτας. Ὁ δὲ γεωργὸς ἔφη· « Ἀλλ’ ἔμοιγέ εἰσι δύο βόες, οἳ μηδὲν ἐπαγγελλόμενοι πάντα ποιοῦσιν· ἄμεινον οὖν ἐστιν ἐκείνοις δοῦναι ἤπερ ὑμῖν. »</text:span></text:span></text:p>
            <text:p text:style-name="P16"><text:span text:style-name="AncientGreek_3a__20_Ἀρχαία_20_ἑλληνικά"><text:span text:style-name="T4"/></text:span></text:p>
            <text:p text:style-name="P16"><text:span text:style-name="AncientGreek_3a__20_Ἀρχαία_20_ἑλληνικά"><text:span text:style-name="T4">Ὁ μῦθος πρὸς ἄνδρας ἐξώλεις ὠφελεῖν μὲν ἐπαγγελλομένους, βλάπτοντας δὲ μεγάλα.</text:span></text:span></text:p>
          </table:table-cell>
          <table:table-cell table:style-name="Table3.A1" office:value-type="string">
            <text:p text:style-name="P23">Wasps, Partridges And <text:span text:style-name="T8">A</text:span> Plowman</text:p>
            <text:p text:style-name="P23">Wasps and partridges, pressed by thirst, came to find a plowman, to ask him to drink, promising, in exchange for a little water, to do him a favor, the partridges digging his vineyard, and the wasps going around it to ward off the thieves with their goads. The plowman answered: "But I have two oxen which do everything to me without promising anything: it is therefore better that I give them than to you." »</text:p>
            <text:p text:style-name="P23"/>
            <text:p text:style-name="P23">This fable is addressed to corrupt men who promise favors and cause great damage.</text:p>
          </table:table-cell>
        </table:table-row>
        <table:table-row table:style-name="Table3.1">
          <table:table-cell table:style-name="Table3.A1" office:value-type="string">
            <text:p text:style-name="P6"><text:span text:style-name="AncientGreek_3a__20_Ἀρχαία_20_ἑλληνικά"><text:span text:style-name="T1">331. Σφὴξ καὶ ὄφις</text:span></text:span></text:p>
            <text:p text:style-name="P17"><text:span text:style-name="AncientGreek_3a__20_Ἀρχαία_20_ἑλληνικά"><text:span text:style-name="T4">Σφὴξ ἐπὶ κεφαλὴν ὄφεως καθίσας καὶ συνεχῶς τῷ κέντρῳ πλήττων ἐχείμαζε. Ὁ δὲ περιώδυνος γενόμενος καὶ τὸν ἐχθρὸν οὐκ ἔχων ἀμύνασθαι, τὴν κεφαλὴν ἁμάξης τρόχῳ ὑπέθηκε, καὶ οὕτω τῷ σφηκὶ συναπέθανεν.</text:span></text:span></text:p>
            <text:p text:style-name="P17"><text:span text:style-name="AncientGreek_3a__20_Ἀρχαία_20_ἑλληνικά"><text:span text:style-name="T4"/></text:span></text:p>
            <text:p text:style-name="P17"><text:span text:style-name="AncientGreek_3a__20_Ἀρχαία_20_ἑλληνικά"><text:span text:style-name="T4">Ὁ λόγος δηλοῖ ὅτι τινὲς τοῖς ἐχθροῖς αἱροῦνται συναποθνῄσκειν.</text:span></text:span></text:p>
          </table:table-cell>
          <table:table-cell table:style-name="Table3.A1" office:value-type="string">
            <text:p text:style-name="P23"><text:span text:style-name="T8">A</text:span> Wasp And <text:span text:style-name="T8">A</text:span> Snake</text:p>
            <text:p text:style-name="P23">One day a wasp sat on the head of a snake and tormented it, stinging it relentlessly with its sting. The snake, mad with pain, unable to avenge itself on its enemy, put its head under the wheel of a cart and thus died with the wasp.</text:p>
            <text:p text:style-name="P23"/>
            <text:p text:style-name="P23">This fable shows that some people don't shy away from dying with their enemies.</text:p>
          </table:table-cell>
        </table:table-row>
        <text:soft-page-break/>
        <table:table-row table:style-name="Table3.1">
          <table:table-cell table:style-name="Table3.A1" office:value-type="string">
            <text:p text:style-name="P6"><text:span text:style-name="AncientGreek_3a__20_Ἀρχαία_20_ἑλληνικά"><text:span text:style-name="T1">332. Ταῦρος καὶ αἶγες ἄγριαι</text:span></text:span></text:p>
            <text:p text:style-name="P17"><text:span text:style-name="AncientGreek_3a__20_Ἀρχαία_20_ἑλληνικά"><text:span text:style-name="T4">Ταῦρος διωκόμενος ὑπὸ λέοντος κατέφυγεν εἴς τι σπήλαιον, ἐν ᾧ ἦσαν αἶγες ἄγριαι. Τυπτόμενος δὲ ὑπ’ αὐτῶν καὶ κερατιζόμενος ἔφη· « Ἀλλ’ οὐχ ὑμᾶς φοβούμενος ἀνέχομαι, τὸν δὲ πρὸ τοῦ στομίου ἑστῶτα [λέοντα]. »</text:span></text:span></text:p>
            <text:p text:style-name="P17"><text:span text:style-name="AncientGreek_3a__20_Ἀρχαία_20_ἑλληνικά"><text:span text:style-name="T4"/></text:span></text:p>
            <text:p text:style-name="P17"><text:span text:style-name="AncientGreek_3a__20_Ἀρχαία_20_ἑλληνικά"><text:span text:style-name="T4">Οὕτω πολλοὶ διὰ φόβον τῶν κρειττόνων καὶ τὰς ἐκ τῶν ἡττόνων ὕβρεις ὑπομένουσιν.</text:span></text:span></text:p>
          </table:table-cell>
          <table:table-cell table:style-name="Table3.A1" office:value-type="string">
            <text:p text:style-name="P23"><text:span text:style-name="T8">A</text:span> Bull And Wild Goats</text:p>
            <text:p text:style-name="P23"/>
            <text:p text:style-name="P23">A bull pursued by a lion took refuge in a den where there were wild goats. Struck and gored by them, he said to them: “If I endure your blows, it is not that I am afraid of you, but I fear the one who stands at the entrance of the cave. »</text:p>
            <text:p text:style-name="P23"/>
            <text:p text:style-name="P23">It is thus that often the fear of someone stronger makes us bear the outrages of someone weaker than ourselves.</text:p>
          </table:table-cell>
        </table:table-row>
        <table:table-row table:style-name="Table3.1">
          <table:table-cell table:style-name="Table3.A1" office:value-type="string">
            <text:p text:style-name="P7"><text:span text:style-name="AncientGreek_3a__20_Ἀρχαία_20_ἑλληνικά"><text:span text:style-name="T1">333. Ταὼν καὶ γέρανος</text:span></text:span></text:p>
            <text:p text:style-name="P18"><text:span text:style-name="AncientGreek_3a__20_Ἀρχαία_20_ἑλληνικά"><text:span text:style-name="T4">Ταὼν γεράνου κατεγέλα, κωμῳδῶν τὴν χροιὰν αὐτοῦ καὶ λέγων ὡς « ἐγὼ μὲν χρυσὸν καὶ πορφύραν ἐνδέδυμαι, σὺ δὲ οὐδὲν καλὸν φέρεις ἐν πτεροῖς. » Ὁ δέ· « Ἀλλ’ ἐγώ, ἔφη, τῶν ἀστέρων ἔγγιστα φωνῶ, καὶ εἰς τὰ οὐράνια ὕψη ἵπταμαι· σὺ δέ, ὡς ἀλέκτωρ, κάτω μετ’ ὀρνίθων βαίνεις. »</text:span></text:span></text:p>
            <text:p text:style-name="P18"><text:span text:style-name="AncientGreek_3a__20_Ἀρχαία_20_ἑλληνικά"><text:span text:style-name="T4"/></text:span></text:p>
            <text:p text:style-name="P18"><text:span text:style-name="AncientGreek_3a__20_Ἀρχαία_20_ἑλληνικά"><text:span text:style-name="T4">Ὅτι κρεῖττον περίβλεπτον εἶναί τινα ἐν πενιχρᾷ ἐσθῆτι ἢ ζῆν ἀδόξως πλούτῳ γαυρούμενον.</text:span></text:span></text:p>
          </table:table-cell>
          <table:table-cell table:style-name="Table3.A1" office:value-type="string">
            <text:p text:style-name="P23"><text:span text:style-name="T8">A</text:span> Peacock And <text:span text:style-name="T8">A</text:span> Crane</text:p>
            <text:p text:style-name="P23">The peacock made fun of the crane and criticized its color. 'I,' he said, 'am dressed in gold and purple; you don't wear anything beautiful on your wings. “But I,” replied the crane, “I sing very close to the stars and I rise to the heights of the sky; you, like the roosters, you walk on the ground, with the hens. »</text:p>
            <text:p text:style-name="P23"/>
            <text:p text:style-name="P23">It is better to be illustrious in poor clothing than to live without glory, panading in wealth.</text:p>
          </table:table-cell>
        </table:table-row>
        <table:table-row table:style-name="Table3.1">
          <table:table-cell table:style-name="Table3.A1" office:value-type="string">
            <text:p text:style-name="P3"><text:span text:style-name="AncientGreek_3a__20_Ἀρχαία_20_ἑλληνικά"><text:span text:style-name="T1">334. Ταὼς καὶ κολοιός</text:span></text:span></text:p>
            <text:p text:style-name="P13"><text:span text:style-name="AncientGreek_3a__20_Ἀρχαία_20_ἑλληνικά"><text:span text:style-name="T4">Τῶν ὀρνέων βουλευομένων περὶ βασιλείας, ταὼς ἠξίου αὐτὸν χειροτονῆσαι βασιλέα διὰ τὸ κάλλος. Ὡρμημένων δὲ ἐπὶ τοῦτο τῶν ὀρνέων, κολοιὸς εἶπεν· « Ἀλλ’ ἐάν, σοῦ βασιλεύοντος, ἀετὸς ἡμᾶς διώκῃ, πῶς ἡμῖν ἐπαρκέσεις ;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οὐ μεμπτοὶ ὅσοι προειδότες τοὺς μέλλοντας κινδύνους, πρὶν παθεῖν, φυλάττονται.</text:span></text:span></text:p>
          </table:table-cell>
          <table:table-cell table:style-name="Table3.A1" office:value-type="string">
            <text:p text:style-name="P28"><text:span text:style-name="T8">A</text:span> Peacock And <text:span text:style-name="T8">A</text:span> Jackdaw</text:p>
            <text:p text:style-name="P28">the birds deliberated over the choice of a king. The peacock pretended to be made king because of his beauty, and the birds were about to vote for him, when the jackdaw cried: "But if, when you reign, the eagle gives us chase, what help can we expect? of you ? »</text:p>
            <text:p text:style-name="P23"/>
            <text:p text:style-name="P23">This fable shows that one should not blame those who, foreseeing future perils, take their precautions in advance.</text:p>
          </table:table-cell>
        </table:table-row>
        <text:soft-page-break/>
        <table:table-row table:style-name="Table3.1">
          <table:table-cell table:style-name="Table3.A1" office:value-type="string">
            <text:p text:style-name="P8"><text:span text:style-name="AncientGreek_3a__20_Ἀρχαία_20_ἑλληνικά"><text:span text:style-name="T1">335. Τέττιξ καὶ ἀλώπηξ</text:span></text:span></text:p>
            <text:p text:style-name="P19"><text:span text:style-name="AncientGreek_3a__20_Ἀρχαία_20_ἑλληνικά"><text:span text:style-name="T4">Τέττιξ ἐπί τινος ὑψηλοῦ δένδρου ᾖδεν. Ἀλώπηξ δὲ βουλομένη αὐτὸν καταφαγεῖν τοιοῦτόν τι ἐπενόησεν. Ἄντικρυς στᾶσα ἐθαύμαζεν αὐτοῦ τὴν εὐφωνίαν, καὶ παρεκάλει καταβῆναι, λέγουσα ὅτι ἐπιθυμεῖ θεάσασθαι πηλίκον ζῷον τηλικαύτην φωνὴν φθέγγεται. Κἀκεῖνος ὑπονοήσας αὐτῆς τὴν ἐνέδραν, φύλλον ἀποσπάσας καθῆκε. Προσδραμούσης δὲ ὡς ἐπὶ τὸν τέττιγα, ἔφη· « Ἀλλὰ πεπλάνησαι, ὦ αὕτη, εἰ ὑπέλαβές με καταβήσεσθαι· ἐγὼ γὰρ ἀπ’ ἐκείνου ἀλώπεκας φυλάττομαι ἀφ’ οὗ ἐν ἀφοδεύματι ἀλώπεκος πτερὰ τέττιγος ἐθεασάμην. »</text:span></text:span></text:p>
            <text:p text:style-name="P19"><text:span text:style-name="AncientGreek_3a__20_Ἀρχαία_20_ἑλληνικά"><text:span text:style-name="T4"/></text:span></text:p>
            <text:p text:style-name="P19"><text:span text:style-name="AncientGreek_3a__20_Ἀρχαία_20_ἑλληνικά"><text:span text:style-name="T4">Ὅτι τοὺς φρονίμους τῶν ἀνθρώπων αἱ τῶν πέλας συμφοραὶ σωφρονίζουσι.</text:span></text:span></text:p>
          </table:table-cell>
          <table:table-cell table:style-name="Table3.A1" office:value-type="string">
            <text:p text:style-name="P23">The Cicada And The Fox</text:p>
            <text:p text:style-name="P23">A cicada was singing on a high tree. A fox who wanted to devour her imagined this trick. He placed himself in front of her, he admired her beautiful voice and he invited her to come down: he wanted, he said, to see the animal which had such a voice. Suspecting the trap, the cicada tore off a leaf and dropped it. The fox ran up, thinking it was the cicada. "You're wrong, buddy," she said to him, "if you thought I'd come down: I've been wary of foxes since the day I saw cicada wings in the droppings of one of them." »</text:p>
            <text:p text:style-name="P23"/>
            <text:p text:style-name="P23">The neighbour's misfortunes soothe sensible men.</text:p>
          </table:table-cell>
        </table:table-row>
        <table:table-row table:style-name="Table3.1">
          <table:table-cell table:style-name="Table3.A1" office:value-type="string">
            <text:p text:style-name="P3"><text:span text:style-name="AncientGreek_3a__20_Ἀρχαία_20_ἑλληνικά"><text:span text:style-name="T1">336. Τέττιξ καὶ μύρμηκες.</text:span></text:span></text:p>
            <text:p text:style-name="P13"><text:span text:style-name="AncientGreek_3a__20_Ἀρχαία_20_ἑλληνικά"><text:span text:style-name="T4">Χειμῶνος ὥρᾳ τὸν σῖτον βραχέντα οἱ μύρμηκες ἔψυχον. Τέττιξ δὲ λιμώττων ᾔτει αὐτοὺς τροφήν. Οἱ δὲ μύρμηκες εἶπον αὐτῷ· « Διὰ τί τὸ θέρος οὐ συνῆγες καὶ σὺ τροφήν ; » Ὁ δὲ εἶπεν· « Οὐκ ἐσχόλαζον, ἀλλ’ ᾖδον μουσικῶς. » Οἱ δὲ γελάσαντες εἶπον· « Ἀλλ’ εἰ θέρους ὥραις ηὔλεις, χειμῶνος ὀρχοῦ.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μῦθος δηλοῖ ὅτι οὐ δεῖ τινα ἀμελεῖν ἐν παντὶ πράγματι, ἵνα μὴ λυπηθῇ καὶ κινδυνεύσῃ.</text:span></text:span></text:p>
          </table:table-cell>
          <table:table-cell table:style-name="Table3.A1" office:value-type="string">
            <text:p text:style-name="P23">The Cicada And The Ants</text:p>
            <text:p text:style-name="P23">It was in winter; their grain being wet, the ants made it dry. A hungry cicada asked them for something to eat. The ants said to him: “Why, during the summer, did you not also gather provisions? "I didn't have time," replied the cicada: I was singing melodiously. The ants laughed in his face: “Well! they said, if you sang in summer, dance in winter. »</text:p>
            <text:p text:style-name="P23"/>
            <text:p text:style-name="P23">This fable shows that in any business one must guard against negligence, if one wishes to avoid grief and danger.</text:p>
          </table:table-cell>
        </table:table-row>
        <table:table-row table:style-name="Table3.1">
          <table:table-cell table:style-name="Table3.A1" office:value-type="string">
            <text:p text:style-name="P3"><text:span text:style-name="AncientGreek_3a__20_Ἀρχαία_20_ἑλληνικά"><text:span text:style-name="T1">337. Τοῖχος καὶ πάλος</text:span></text:span></text:p>
            <text:p text:style-name="P13"><text:span text:style-name="AncientGreek_3a__20_Ἀρχαία_20_ἑλληνικά"><text:span text:style-name="T4">Τοῖχος σπαραττόμενος ὑπὸ πάλου βιαίως ἐφώνει· « Τί με σπαράττεις μηδὲν ἠδικηκότα ; » Καὶ ὅς· « Οὐκ ἐγώ, φησίν, αἴτιος τούτου, ἀλλ’ ὁ ὄπισθεν σφοδρῶς με τύπτων. »</text:span></text:span></text:p>
          </table:table-cell>
          <table:table-cell table:style-name="Table3.A1" office:value-type="string">
            <text:p text:style-name="P23">The Wall And The Ankle</text:p>
            <text:p text:style-name="P23">A wall, brutally pierced by a peg, cried: "Why do you pierce me, I who have done you no harm?" — It is not I, said the ankle, who am the cause of what you suffer, but the one who strikes me violently from behind. »</text:p>
          </table:table-cell>
        </table:table-row>
        <text:soft-page-break/>
        <table:table-row table:style-name="Table3.1">
          <table:table-cell table:style-name="Table3.A1" office:value-type="string">
            <text:p text:style-name="P3"><text:span text:style-name="AncientGreek_3a__20_Ἀρχαία_20_ἑλληνικά"><text:span text:style-name="T1">338. Τοξότης καὶ λέων</text:span></text:span></text:p>
            <text:p text:style-name="P13"><text:span text:style-name="AncientGreek_3a__20_Ἀρχαία_20_ἑλληνικά"><text:span text:style-name="T4">Ἀνῆλθέ τις εἰς ὄρος τοξότης ἔμπειρος κυνηγῆσαι. Πάντα δὲ τὰ ζῷα ἔφυγον, λέων δὲ μόνος προεκαλεῖτο αὐτὸν πρὸς μάχην. Ὁ δὲ βέλος πέμψας καὶ τὸν λέοντα βαλὼν εἶπεν· « Ἰδὲ τὸν ἐμὸν ἄγγελον οἷός ἐστιν, καὶ δὴ τότε ἐπέρχομαί σοι κἀγώ. » Ὁ δὲ λέων βληθεὶς ὥρμησε φεύγειν. Ἀλώπεκος δὲ τούτῳ θαρρεῖν καὶ μὴ φεύγειν λεγούσης, ἔφη ὁ λέων· « Οὐδαμῶς με πλανήσεις· ὅπου γὰρ τοιοῦτον πικρὸν ἄγγελον ἔχει, ἐὰν αὐτὸς ἐπέλθῃ μοι, τί ποιήσω ;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Ὅτι ἐκ τῆς ἀρχῆς τὰ τέλη δεῖ προσκοπῆσαι καὶ τότε δὴ λοιπὸν ἑαυτοὺς περισῴζειν.</text:span></text:span></text:p>
          </table:table-cell>
          <table:table-cell table:style-name="Table3.A1" office:value-type="string">
            <text:p text:style-name="P23">The Archer And The Lion</text:p>
            <text:p text:style-name="P23">A skilled archer went up the mountain to hunt there. All the animals fled; only the lion challenged him to battle. The man shot him a line and having reached him, said to him: “See who my messenger is, after which I will come to you too. The wounded lion began to flee. However, a fox shouted to him to have confidence and not to run away. The lion answered him: “You will not impress me; if he has such a bitter messenger, when he himself comes, what shall I do? »</text:p>
            <text:p text:style-name="P23"/>
            <text:p text:style-name="P23">It is at the beginning that we must examine the end and therefore ensure our salvation.</text:p>
          </table:table-cell>
        </table:table-row>
        <table:table-row table:style-name="Table3.1">
          <table:table-cell table:style-name="Table3.A1" office:value-type="string">
            <text:p text:style-name="P3"><text:span text:style-name="AncientGreek_3a__20_Ἀρχαία_20_ἑλληνικά"><text:span text:style-name="T1">339. Τράγος καὶ ἄμπελος</text:span></text:span></text:p>
            <text:p text:style-name="P13"><text:span text:style-name="AncientGreek_3a__20_Ἀρχαία_20_ἑλληνικά"><text:span text:style-name="T4">Τράγος ἐν τῇ ἐκβολῇ τῆς ἀμπέλου τὴν βλάστην ἔτρωγε. Τούτῳ δὲ προσεῖπεν ἡ ἄμπελος· « Τί με βλάπτεις ; μὴ γὰρ οὐκ ἐστι χλόη ; Ὅμως ὅσον σοῦ θυομένου οἶνον χρῄζουσιν, ἐγὼ παρέξω.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Τοὺς ἀχαρίστους καὶ βουλομένους τοὺς φίλους πλεονεκτεῖν ὁ μῦθος ἐλέγχει.</text:span></text:span></text:p>
          </table:table-cell>
          <table:table-cell table:style-name="Table3.A1" office:value-type="string">
            <text:p text:style-name="P23"><text:span text:style-name="T8">A</text:span> Goat And <text:span text:style-name="T8">A</text:span> Vine</text:p>
            <text:p text:style-name="P23">At the time when the vine sprouts its shoots, a goat grazed on the buds. The vine said to him: “Why do you damage me? Is there no more green grass? I will none the less provide all the necessary wine, when you are sacrificed. »</text:p>
            <text:p text:style-name="P23"/>
            <text:p text:style-name="P23">This fable confuses people who are ungrateful and want to rob their friends.</text:p>
          </table:table-cell>
        </table:table-row>
        <table:table-row table:style-name="Table3.1">
          <table:table-cell table:style-name="Table3.A1" office:value-type="string">
            <text:p text:style-name="P3"><text:span text:style-name="AncientGreek_3a__20_Ἀρχαία_20_ἑλληνικά"><text:span text:style-name="T1">340. Ὕαιναι</text:span></text:span></text:p>
            <text:p text:style-name="P13"><text:span text:style-name="AncientGreek_3a__20_Ἀρχαία_20_ἑλληνικά"><text:span text:style-name="T4">Τὰς ὑαίνας φασὶ παρ’ ἐνιαυτὸν ἀλλάττειν τὴν φύσιν καὶ ποτὲ μὲν ἄρρενας γίνεσθαι, ποτὲ δὲ θηλείας. Καὶ δή ποτε ὕαινα ἄρσην <text:s/>πρὸς&gt; ὕαιναν θήλειαν παρὰ φύσιν διετέθη. Ἡ δὲ ὑποτυχοῦσα ἔφη· « Ἀλλ’, ὦ οὗτος, οὕτω ταῦτα πράττε ὡς ἐγγὺς τὰ αὐτὰ πεισόμενος.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Τοῦτο εἰκότως εἴποι ἄν τις πρὸς τὸν ἤδη ἄρχοντα ὁ μετ’ ἐκεῖνον μέλλων, εἰ πλημμελές τι πάσχοι.</text:span></text:span></text:p>
          </table:table-cell>
          <table:table-cell table:style-name="Table3.A1" office:value-type="string">
            <text:p text:style-name="P23"><text:span text:style-name="T8">Some </text:span>H<text:span text:style-name="T8">yenas</text:span></text:p>
            <text:p text:style-name="P23">Hyenas, it is said, change their nature every year and become alternately male and female. But one day a male hyena took an unnatural posture towards a female hyena. She replied: “If you do that, comrade, think that you will soon undergo the same treatment. »</text:p>
            <text:p text:style-name="P23"/>
            <text:p text:style-name="P23">This is what the magistrate in charge could say to the magistrate who is to succeed him, if he had to suffer some indignity from him.</text:p>
          </table:table-cell>
        </table:table-row>
        <table:table-row table:style-name="Table3.1">
          <table:table-cell table:style-name="Table3.A1" office:value-type="string">
            <text:p text:style-name="P9"><text:span text:style-name="AncientGreek_3a__20_Ἀρχαία_20_ἑλληνικά"><text:span text:style-name="T1">341. Ὕαινα καὶ ἀλώπηξ</text:span></text:span></text:p>
            <text:p text:style-name="P38"><text:span text:style-name="AncientGreek_3a__20_Ἀρχαία_20_ἑλληνικά"><text:span text:style-name="T4">Τὰς ὑαίνας φασί, παρ’ ἐνιαυτὸν ἀλλασσομένης αὐτῶν τῆς φύσεως, ποτὲ μὲν ἄρσενας, ποτὲ δὲ θηλείας γίνεσθαι. Καὶ δὴ ὕαινα θεασαμένη ἀλώπεκα ἐμέμφετο αὐτὴν ὅτι φίλην θέλουσαν αὐτῇ γενέσθαι οὐ προσίεται. Κἀκείνη ὑποτυχοῦσα εἶπεν· « Ἀλλ’ ἐμὲ μὴ μέμφου, τὴν δὲ σὴν φύσιν, δι’ ἣν ἀγνοῶ πότερον ὡς φίλῃ ἢ ὡς φίλῳ σοι χρήσομαι. »</text:span></text:span></text:p>
            <text:p text:style-name="P38"><text:span text:style-name="AncientGreek_3a__20_Ἀρχαία_20_ἑλληνικά"><text:span text:style-name="T4"/></text:span></text:p>
            <text:p text:style-name="P20"><text:span text:style-name="AncientGreek_3a__20_Ἀρχαία_20_ἑλληνικά"><text:span text:style-name="T4">Πρὸς ἄνδρα ἀμφίβολον.</text:span></text:span></text:p>
          </table:table-cell>
          <table:table-cell table:style-name="Table3.A1" office:value-type="string">
            <text:p text:style-name="P23"><text:span text:style-name="T8">A</text:span> Hyena And <text:span text:style-name="T8">A</text:span> Fox</text:p>
            <text:p text:style-name="P23">It is said that hyenas change nature every year and alternately become male and female. But a hyena, seeing a fox, reproached him for pushing her away, when she wanted to become his friend. "It's not me you have to blame," replied the fox, "it's your nature, which means that I don't know if I'll have a friend or a friend in you." »</text:p>
            <text:p text:style-name="P23"/>
            <text:p text:style-name="P23">This is aimed at the ambiguous man.</text:p>
          </table:table-cell>
        </table:table-row>
        <text:soft-page-break/>
        <table:table-row table:style-name="Table3.1">
          <table:table-cell table:style-name="Table3.A1" office:value-type="string">
            <text:p text:style-name="P3"><text:span text:style-name="AncientGreek_3a__20_Ἀρχαία_20_ἑλληνικά"><text:span text:style-name="T1">342. Ὗς καὶ κύων περὶ εὐτοκίας</text:span></text:span></text:p>
            <text:p text:style-name="P13"><text:span text:style-name="AncientGreek_3a__20_Ἀρχαία_20_ἑλληνικά"><text:span text:style-name="T4">Ὗς καὶ κύων περὶ εὐτοκίας ἤριζον. Τῆς δὲ κυνὸς εἰπούσης ὅτι μόνη τῶν τετραπόδων ταχέως ἀποκύει, ἡ ὗς ὑποτυχοῦσα εἶπεν· « Ἀλλ’, ὅταν τοῦτο φράζῃ, γίνωσκε ὅτι τυφλὰ τίκτεις.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οὐκ ἐν τῷ τάχει τὰ πράγματα, ἐν δὲ τῇ τελειότητι κρίνεται.</text:span></text:span></text:p>
          </table:table-cell>
          <table:table-cell table:style-name="Table3.A1" office:value-type="string">
            <text:p text:style-name="P23"><text:span text:style-name="T8">A</text:span> Sow And <text:span text:style-name="T8">A</text:span> Female Dog Disputing About Fertility</text:p>
            <text:p text:style-name="P23">The sow and the female dog were arguing about fertility. The female dog claimed that, alone of all quadrupeds, she had short litters. “When you say that, says the sow, recognize that you only give birth to blind people. »</text:p>
            <text:p text:style-name="P23"/>
            <text:p text:style-name="P23">This fable shows that a work is judged, not on the speed, but on the perfection of the execution.</text:p>
          </table:table-cell>
        </table:table-row>
        <table:table-row table:style-name="Table3.1">
          <table:table-cell table:style-name="Table3.A1" office:value-type="string">
            <text:p text:style-name="P48"><text:span text:style-name="AncientGreek_3a__20_Ἀρχαία_20_ἑλληνικά"><text:span text:style-name="T1">343. Φαλακρὸς ἱππεύς</text:span></text:span></text:p>
            <text:p text:style-name="P44"><text:span text:style-name="AncientGreek_3a__20_Ἀρχαία_20_ἑλληνικά"><text:span text:style-name="T4">Φαλακρός τις τρίχας ξένας τῇ ἑαυτοῦ κορυφῇ περιθεὶς ἵππευεν. Ἄνεμος δέ φυσήσας ἀφείλετο ταύτας· γέλως πλατὺς δὲ τοὺς παρεστῶτας εἶχεν. Κἀκεῖνος εἶπε τοῦ δρόμου παύσας· « Τὰς οὐκ ἐμὰς τρίχας τί ξένον φεύγειν με, αἳ καὶ τὸν ἔχοντα ταύτας, μεθ’ οὗ καὶ ἐγεννήθησαν, κατέλιπον ;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Ὅτι μηδεὶς λυπείσθω ἐπὶ συμφορᾷ ἐπελθούσῃ· ὃ γὰρ γεννηθεὶς οὐκ ἔσχεν ἐκ φύσεως, τοῦτο οὐδὲ παραμένει· γυμνοὶ γὰρ ἤλθομεν, γυμνοὶ καὶ ἀπελευσόμεθα.</text:span></text:span></text:p>
          </table:table-cell>
          <table:table-cell table:style-name="Table3.A1" office:value-type="string">
            <text:p text:style-name="P23"><text:span text:style-name="T8">A</text:span> Bald Rider</text:p>
            <text:p text:style-name="P23">A bald man who wore a wig rode on horseback. The wind, having begun to blow, took away his false hair, and the witnesses of his misfortune began to laugh out loud. Then the rider, stopping his horse, said: "What is it strange that hairs which are not mine leave me, they which have abandoned even their true owner, with whom nature gave birth? »</text:p>
            <text:p text:style-name="P23"/>
            <text:p text:style-name="P23">We should not be distressed by the accidents that happen to us: what we do not have in our nature from birth .</text:p>
          </table:table-cell>
        </table:table-row>
        <table:table-row table:style-name="Table3.1">
          <table:table-cell table:style-name="Table3.A1" office:value-type="string">
            <text:p text:style-name="P3"><text:span text:style-name="AncientGreek_3a__20_Ἀρχαία_20_ἑλληνικά"><text:span text:style-name="T1">344. Φιλάργυρος</text:span></text:span></text:p>
            <text:p text:style-name="P13"><text:span text:style-name="AncientGreek_3a__20_Ἀρχαία_20_ἑλληνικά"><text:span text:style-name="T4">Φιλάργυρός τις, ἅπασαν αὐτοῦ τὴν οὐσίαν ἐξαργυρισάμενος καὶ χρυσοῦν βῶλον ποιήσας, ἔν τινι τόπῳ κατώρυξε συγκατορύξας ἐκεῖ καὶ τὴν ψυχὴν ἑαυτοῦ καὶ τὸν νοῦν, καὶ καθ’ ἡμέραν ἐρχόμενος αὐτὸν ἔβλεπε. Τῶν δὲ ἐργατῶν τις αὐτὸν παρατηρήσας καὶ τὸ γεγονὸς συννοήσας, ἀνορύξας τὸν βῶλον ἀνείλετο. Μετὰ δὲ ταῦτα κἀκεῖνος ἐλθὼν καὶ κενὸν τὸν τόπον ἰδὼν θρηνεῖν ἤρξατο καὶ τίλλειν τὰς τρίχας. Τοῦτον δέ τις ὀλοφυρόμενον οὕτως ἰδὼν καὶ τὴν αἰτίαν πυθόμενος· « Μὴ οὕτως, εἶπεν, ὦ οὗτος, ἀθύμει· οὐδὲ γὰρ ἔχων τὸν χρυσὸν εἶχες. Λίθον οὖν ἀντὶ χρυσοῦ λαβὼν θὲς καὶ νόμιζέ σοι τὸν χρυσὸν εἶναι· τὴν αὐτὴν γάρ σοι πληρώσει χρείαν· ὡς ὁρῶ γάρ, οὐδ’, ὅτε ὁ χρυσὸς ἦν, ἐν χρήσει ἦσθα τοῦ κτήματος.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μῦθος δηλοῖ ὅτι οὐδὲν ἡ κτῆσις, ἐὰν μὴ ἡ χρῆσις προσῇ.</text:span></text:span></text:p>
          </table:table-cell>
          <table:table-cell table:style-name="Table3.A1" office:value-type="string">
            <text:p text:style-name="P23"><text:span text:style-name="T8">A</text:span> Miser</text:p>
            <text:p text:style-name="P23">A miser converts all his fortune into gold, makes an ingot of it and buries it in a certain place, where he buries his heart and his mind at the same time. Every day he came to see his treasure. Now a workman observed it, guessed what it was, and, digging up the ingot, took it away. Some time later, the miser also came, and, finding the place empty, he began to moan and tear his hair. A fellow, having seen him lament thus, and having inquired about the motive, said to him: “Don't despair like this, friend; for, while having gold, you had none. Take a stone, put it instead of gold, and imagine that it is your gold; he will perform the same office for you; for as I see, even when the gold was there, you did not use your property. »</text:p>
            <text:p text:style-name="P23"/>
            <text:p text:style-name="P23">This fable shows that possession is nothing if enjoyment is not added to it.</text:p>
          </table:table-cell>
        </table:table-row>
        <text:soft-page-break/>
        <table:table-row table:style-name="Table3.1">
          <table:table-cell table:style-name="Table3.A1" office:value-type="string">
            <text:p text:style-name="P10"><text:span text:style-name="AncientGreek_3a__20_Ἀρχαία_20_ἑλληνικά"><text:span text:style-name="T1">345. Χαλκεὺς καὶ κυνάριον</text:span></text:span></text:p>
            <text:p text:style-name="P21"><text:span text:style-name="AncientGreek_3a__20_Ἀρχαία_20_ἑλληνικά"><text:span text:style-name="T4">Χαλκεὺς εἶχε κύνα, καὶ ὅτε μὲν ἐχάλκευεν, ὁ κύων ἐκοιμᾶτο· ὅτε δὲ ἤσθιεν, παρίστατο αὐτῷ. Ὁ δὲ ὀστοῦν ῥίψας αὐτῷ εἶπεν· « Ταλαίπωρε, ὑπνῶδες, ὅταν μὲν τὸν ἄκμονα κρούω, ὑπνοῖς· ὅταν δὲ τοῦς ὀδόντας κινήσω, εὐθὺς ἐγείρῃ. »</text:span></text:span></text:p>
            <text:p text:style-name="P21"><text:span text:style-name="AncientGreek_3a__20_Ἀρχαία_20_ἑλληνικά"><text:span text:style-name="T4"/></text:span></text:p>
            <text:p text:style-name="P21"><text:span text:style-name="AncientGreek_3a__20_Ἀρχαία_20_ἑλληνικά"><text:span text:style-name="T4">[Ὅτι] τοὺς ὑπνώδεις καὶ ἀργοὺς καὶ ἐξ ἀλλοτρίων πόνων τρεφομένους ὁ μῦθος ἐλέγχει.</text:span></text:span></text:p>
          </table:table-cell>
          <table:table-cell table:style-name="Table3.A1" office:value-type="string">
            <text:p text:style-name="P23"><text:span text:style-name="T8">A</text:span> Blacksmith And His Dog</text:p>
            <text:p text:style-name="P23"/>
            <text:p text:style-name="P23">A blacksmith had a dog. When he forged, the dog slept; but when he began to eat, the dog came and sat beside him. The blacksmith, having thrown him a bone, said to him: “Unhappy beast, always asleep, when I strike my anvil, you sleep; but when I move my jaws, immediately you wake up. »</text:p>
            <text:p text:style-name="P23"/>
            <text:p text:style-name="P23">Sleepy, lazy people who live off other people's labor will recognize themselves in this fable.</text:p>
          </table:table-cell>
        </table:table-row>
        <table:table-row table:style-name="Table3.1">
          <table:table-cell table:style-name="Table3.A1" office:value-type="string">
            <text:p text:style-name="P3"><text:span text:style-name="AncientGreek_3a__20_Ἀρχαία_20_ἑλληνικά"><text:span text:style-name="T1">346. Χειμὼν καὶ ἔαρ</text:span></text:span></text:p>
            <text:p text:style-name="P13"><text:span text:style-name="AncientGreek_3a__20_Ἀρχαία_20_ἑλληνικά"><text:span text:style-name="T4">Χειμὼν ἔσκωψε εἰς τὸ ἔαρ καὶ αὐτὸ ὠνείδισεν ὅτι εὐθὺς φανέντος ἡσυχίαν ἄγει ἔτι οὐδείς, ἀλλ’ ὁ μέν τις ἐπὶ λειμῶνας καὶ ἄλση γίνεται, ὅτῳ ἄρα φίλον δρέπεσθαι ἀνθέων καὶ κρίνων, ἢ καὶ ῥόδον τι περιαγαγεῖν τε τοῖς ἑαυτοῦ ὄμμασιν, καὶ παραθέσθαι [ἢ] παρὰ τὴν κόμην· ὁ δὲ ἐπιβὰς νεὼς καὶ διαβαίνων πέλαγος, ἂν τύχῃ, παρ’ ἄλλους ἤδη ἀνθρώπους ἔρχεται· καὶ ὅτι ἅπαντες ἀνέμων ἢ πολλοῦ ἐξ ὄμβρων ὕδατος ἔχουσι φροντίδα οὐκέτι. « Ἐγώ, ἔφη, ἄρχοντι καὶ αὐτοδεσπότῃ ἔοικα, καὶ οὐδὲ εἰς οὐρανόν, ἀλλὰ κάτω που καὶ εἰς τὴν γῆν ἐπιτάττω βλέπειν καὶ δεδιέναι καὶ τρέμειν καὶ ἀγαπητῶς διημερεύειν ἔστιν ὅτε οἴκοι ἠνάγκασα. – Τοιγαροῦν, ἔφη τὸ ἔαρ, σοῦ μὲν κἂν ἀπαλλαγεῖεν ἄνθρωποι ἀσμένως· ἐμοῦ δὲ αὐτοῖς καλὸν καὶ αὐτὸ εἶναι δοκεῖ τοὔνομα, καὶ νὴ μὰ Δία γε ὀνομάτων κάλλιστον, ὥστε καὶ ἀπόντος μέμνηνται καὶ φανέντος ἐπαγάλλονται. »</text:span></text:span></text:p>
          </table:table-cell>
          <table:table-cell table:style-name="Table3.A1" office:value-type="string">
            <text:p text:style-name="P23">Winter And Spring</text:p>
            <text:p text:style-name="P23">Winter once made fun of Spring and charged it with reproaches. As soon as he appeared, no one remained at rest; one went to the meadows or the woods, taking pleasure in picking flowers, lilies and roses, spinning them before his eyes and putting them in his hair; the other embarked, and, on occasion, crossed the sea to see other men; nobody cared anymore about the winds or the heavy showers. “Me, he added, I look like a leader and an absolute monarch. I want you to turn your eyes, not towards the sky, but down towards the earth, and I force people to fear and to tremble, and to resign themselves sometimes to keeping their house all day. 'That's why,' replied Printemps, 'that men take pleasure in being freed from your presence. From me, on the contrary, the very name seems beautiful to them, the fairest, by Zeus, of all names. Also, when I disappeared, they keep my memory, and, as soon as I appeared, they are full of joy. »</text:p>
          </table:table-cell>
        </table:table-row>
        <table:table-row table:style-name="Table3.1">
          <table:table-cell table:style-name="Table3.A1" office:value-type="string">
            <text:p text:style-name="P3"><text:span text:style-name="AncientGreek_3a__20_Ἀρχαία_20_ἑλληνικά"><text:span text:style-name="T1">347. Χελιδὼν καὶ δράκων</text:span></text:span></text:p>
            <text:p text:style-name="P13"><text:span text:style-name="AncientGreek_3a__20_Ἀρχαία_20_ἑλληνικά"><text:span text:style-name="T4">Χελιδὼν ἔν τινι δικαστηρίῳ νεοττοποιησαμένη ἐξέπτη· δράκων δὲ προσερπύσας κατέφαγεν αὐτῆς τοὺς νεοττούς. Ἡ δὲ ἐπανελθοῦσα καὶ τὴν καλιὰν κενὴν εὑροῦσα ὑπερπαθῶς ἔστενεν. Ἑτέρας δὲ χελιδόνος παρηγορεῖν αὐτὴν πειρωμένης καὶ λεγούσης &lt;ὅτι&gt; οὐ μόνον αὐτὴν τέκνα ἀποβαλεῖν συμβέβηκεν, ὑποτυχοῦσα εἶπεν· « Ἀλλ’ ἔγωγε οὐ τοσοῦτον ἐπὶ τοῖς τέκνοις κλαίω ὅσον ὅτι ἐν τούτῳ τῷ τόπῳ ἠδίκημαι ἐν ᾧ οἱ ἀδικούμενοι βοηθείας τυγχάνουσιν.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πολλάκις χαλεπώτεραι γίνονται τοῖς πάσχουσιν αἱ συμφοραί, ὅταν ὑφ’ ὧν ἥκιστα προσεδόκησαν ὑφίστωνται.</text:span></text:span></text:p>
          </table:table-cell>
          <table:table-cell table:style-name="Table3.A1" office:value-type="string">
            <text:p text:style-name="P23"><text:span text:style-name="T8">A</text:span> Swallow And <text:span text:style-name="T8">A</text:span> Dragon</text:p>
            <text:p text:style-name="P23">A swallow that had made its nest in a court had come out, when a dragon came crawling to devour its young. Upon her return, finding the nest empty, she moaned, outraged with pain. Another swallow, to console her, told her that she was not the only one who had had the misfortune to lose her young. “Oh! she replied, I am less sorry to have lost my children than because I am the victim of a crime in a place where victims of violence find assistance. »</text:p>
            <text:p text:style-name="P23"><text:span text:style-name="T12">This fable shows that misfortunes are often more difficult to bear when they come from those from whom they were least expected.</text:span> </text:p>
          </table:table-cell>
        </table:table-row>
        <text:soft-page-break/>
        <table:table-row table:style-name="Table3.1">
          <table:table-cell table:style-name="Table3.A1" office:value-type="string">
            <text:p text:style-name="P3"><text:span text:style-name="AncientGreek_3a__20_Ἀρχαία_20_ἑλληνικά"><text:span text:style-name="T1">348. Χελιδὼν καὶ κορώνη <text:s/>περὶ κάλλους</text:span></text:span></text:p>
            <text:p text:style-name="P13"><text:span text:style-name="AncientGreek_3a__20_Ἀρχαία_20_ἑλληνικά"><text:span text:style-name="T4">φιλονεικοῦσαι&gt;.Χελιδὼν καὶ κορώνη περὶ κάλλους ἐφιλονείκουν· ὑποτυχοῦσα δὲ ἡ κορώνη πρὸς αὐτὴν εἶπεν· « Ἀλλὰ τὸ μὲν σὸν κάλλος τὴν ἐαρινὴν ὥραν ἀνθεῖ, τὸ δὲ ἐμὸν σῶμα καὶ χειμῶνι παρατείνεται.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ἡ τοῦ σώματος παράτασις εὐπρεπείας καλλίων.</text:span></text:span></text:p>
          </table:table-cell>
          <table:table-cell table:style-name="Table3.A1" office:value-type="string">
            <text:p text:style-name="P23"><text:span text:style-name="T8">A</text:span> Swallow And <text:span text:style-name="T8">A</text:span> Crow Disputing About Their Beauty</text:p>
            <text:p text:style-name="P23">The swallow and the crow argued over their beauty. To the swallow's reasons the crow replied, "Your beauty only blooms in the season of spring, while I have a body that defies even winter." »</text:p>
            <text:p text:style-name="P23"/>
            <text:p text:style-name="P23">This fable shows that it is better to prolong your life than to be beautiful.</text:p>
          </table:table-cell>
        </table:table-row>
        <table:table-row table:style-name="Table3.1">
          <table:table-cell table:style-name="Table3.A1" office:value-type="string">
            <text:p text:style-name="P11"><text:span text:style-name="AncientGreek_3a__20_Ἀρχαία_20_ἑλληνικά"><text:span text:style-name="T1">349. Χελιδὼν καὶ ὄρνιθες</text:span></text:span></text:p>
            <text:p text:style-name="P22"><text:span text:style-name="AncientGreek_3a__20_Ἀρχαία_20_ἑλληνικά"><text:span text:style-name="T4">Ἄρτι τοῦ ἰξοῦ φυομένου, χελιδὼν αἰσθομένη τὸν ἐνιστάμενον τοῖς πετεινοῖς κίνδυνον, συναθροίσασα πάντα τὰ ὄρνεα, συνεβούλευσεν αὐτοῖς μάλιστα μὲν ταῖς ἰξοφόροις δρυσὶν ἐκκόψαι· εἰ δ’ ἄρα τοῦτο αὐτοῖς ἀδύνατον, ἐπὶ τοὺς ἀνθρώπους καταφυγεῖν καὶ τούτους ἱκετεῦσαι, ὅπως μὴ χρησάμενοι τῇ τοῦ ἰξοῦ ἐνεργείᾳ συλλαμβάνωσιν αὐτά. Τῶν δὲ γελασάντων αὐτὴν ὡς ματαιολογοῦσαν, αὐτὴ παραγενομένη ἱκέτις τῶν ἀνθρώπων ἐγένετο. Οἱ δὲ ἀποδεξάμενοι αὐτὴν ἐπὶ τῇ συνέσει καὶ σύνοικον αὐτὴν προσελάβοντο. Οὕτως συνέβη τὰ μὲν λοιπὰ ἀγρευόμενα ὑπὸ τῶν ἀνθρώπων κατεσθίεσθαι, μόνην δὲ τὴν χελιδόνα ὡς πρόσφυγα καὶ ἐν ταῖς αὐτῶν οἰκίαις ἀδεῶς νεοττοποιεῖσθαι.</text:span></text:span></text:p>
            <text:p text:style-name="P22"><text:span text:style-name="AncientGreek_3a__20_Ἀρχαία_20_ἑλληνικά"><text:span text:style-name="T4"/></text:span></text:p>
            <text:p text:style-name="P22"><text:span text:style-name="AncientGreek_3a__20_Ἀρχαία_20_ἑλληνικά"><text:span text:style-name="T4">Ὁ λόγος δηλοῖ ὅτι οἱ τὰ μέλλοντα προορώμενοι εἰκότως τοὺς κινδύνους διακρούονται.</text:span></text:span></text:p>
          </table:table-cell>
          <table:table-cell table:style-name="Table3.A1" office:value-type="string">
            <text:p text:style-name="P23"><text:span text:style-name="T8">A</text:span> Swallow And <text:span text:style-name="T8">Some</text:span> Birds</text:p>
            <text:p text:style-name="P23">As the mistletoe had just sprouted, the swallow, sensing the danger which threatened the birds, gathered them all together and advised them above all to cut the mistletoe from the oaks which bore it; but if that was impossible for them, to take refuge among the men and beg them not to resort to the effect of the glue to catch them. The birds laughed at her, calling her doting. So she went to the men and presented herself as a supplicant. They welcomed him because of his intelligence and gave him a place in their homes. It thus happened that the other birds were taken and eaten by the men, and that only the swallow, their protected, even nested without fear in their houses.</text:p>
            <text:p text:style-name="P23"/>
            <text:p text:style-name="P23">This fable shows that when we foresee the future, we naturally escape dangers.</text:p>
          </table:table-cell>
        </table:table-row>
        <table:table-row table:style-name="Table3.1">
          <table:table-cell table:style-name="Table3.A1" office:value-type="string">
            <text:p text:style-name="P3"><text:span text:style-name="AncientGreek_3a__20_Ἀρχαία_20_ἑλληνικά"><text:span text:style-name="T1">350. Χελιδὼν κομπάζουσα <text:s/>καὶ κορώνη.</text:span></text:span></text:p>
            <text:p text:style-name="P13"><text:span text:style-name="AncientGreek_3a__20_Ἀρχαία_20_ἑλληνικά"><text:span text:style-name="T4">Ἡ χελιδὼν ἔφη πρὸς τὴν κορώνην· « Ἐγὼ παρθένος καὶ Ἀθηναία καὶ βασίλισσα καὶ βασιλέως τῶν Ἀθηνῶν θυγάτηρ &lt;εἰμί&gt;, » καὶ προσέθηκε καὶ τὸν Τηρέα καὶ τὴν βίαν καὶ τὴν ἀποκοπὴν τῆς γλώττης. Καὶ ἡ κορώνη· « Τί ἄν, ἔφη, ἐποίησας, εἰ τὴν γλῶτταν εἶχες, ὅπου, τμηθείσης, τοσαῦτα λαλεῖς ;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Ὅτι οἱ ἀλαζόνες διὰ τοῦ λόγου ψευδολογοῦντες αὐτοὶ ἑαυτοῖς ἔλεγχος καθίστανται.</text:span></text:span></text:p>
          </table:table-cell>
          <table:table-cell table:style-name="Table3.A1" office:value-type="string">
            <text:p text:style-name="P23"><text:span text:style-name="T8">A</text:span> Boasting Swallow And <text:span text:style-name="T8">A</text:span> Crow</text:p>
            <text:p text:style-name="P23">The swallow said to the crow: "I am a virgin, and Athenian, and princess, and daughter of the king of Athens," and she also told how Tereus had done violence to her and had cut out her tongue. The crow went on: “What would it be if you had your tongue, when having lost it, you gossip so much! »</text:p>
            <text:p text:style-name="P23"/>
            <text:p text:style-name="P23">By dint of lying, the boastful testify against themselves.</text:p>
          </table:table-cell>
        </table:table-row>
        <text:soft-page-break/>
        <table:table-row table:style-name="Table3.1">
          <table:table-cell table:style-name="Table3.A1" office:value-type="string">
            <text:p text:style-name="P3"><text:span text:style-name="AncientGreek_3a__20_Ἀρχαία_20_ἑλληνικά"><text:span text:style-name="T1">351. Χελώνη καὶ ἀετός</text:span></text:span></text:p>
            <text:p text:style-name="P13"><text:span text:style-name="AncientGreek_3a__20_Ἀρχαία_20_ἑλληνικά"><text:span text:style-name="T4">Χελώνη ἀετοῦ ἐδεῖτο ἵπτασθαι αὐτὴν διδάξαι. Τοῦ δὲ παραινοῦντος πόρρω τοῦτο τῆς φύσεως αὐτῆς εἶναι, ἐκείνη μᾶλλον τῇ δεήσει προσέκειτο. Λαβὼν οὖν αὐτὴν τοῖς ὄνυξι καὶ εἰς ὕψος ἀνενεγκὼν, εἶτ’ ἀφῆκεν. Ἡ δὲ κατὰ πετρῶν πεσοῦσα συνετρίβη.</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μῦθος δηλοῖ ὅτι πολλοὶ ἐν φιλονεικίαις τῶν φρονιμωτέρων παρακούσαντες ἑαυτοὺς ἔβλαψαν.</text:span></text:span></text:p>
          </table:table-cell>
          <table:table-cell table:style-name="Table3.A1" office:value-type="string">
            <text:p text:style-name="P23"><text:span text:style-name="T8">A</text:span> Turtle And <text:span text:style-name="T8">An</text:span> Eagle</text:p>
            <text:p text:style-name="P23">A tortoise begged an eagle to teach him to fly. The eagle showing her that she was not made for flight, far from it! she only became more pressing in her prayers. So he took her in his claws, lifted her into the air, then let her go. The turtle fell on rocks and was shattered.</text:p>
            <text:p text:style-name="P23"/>
            <text:p text:style-name="P23">This fable shows that often, by wanting to compete with others, in spite of the wisest advice, one harms oneself.</text:p>
          </table:table-cell>
        </table:table-row>
        <table:table-row table:style-name="Table3.1">
          <table:table-cell table:style-name="Table3.A1" office:value-type="string">
            <text:p text:style-name="P3"><text:span text:style-name="AncientGreek_3a__20_Ἀρχαία_20_ἑλληνικά"><text:span text:style-name="T1">352. Χελώνη καὶ λαγωός</text:span></text:span></text:p>
            <text:p text:style-name="P33"><text:span text:style-name="AncientGreek_3a__20_Ἀρχαία_20_ἑλληνικά"><text:span text:style-name="T4">Χελώνη καὶ λαγωὸς περὶ ὀξύτητος ἤριζον. Καὶ δὴ προθεσμίαν στήσαντες καὶ τόπον ἀπηλλάγησαν. Ὁ μὲν οὖν λαγωὸς διὰ τὴν φυσικὴν ὠκύτητα ἀμελήσας τοῦ δρόμου, πεσὼν παρ’ ὁδὸν ἐκοιμᾶτο. Ἡ δὲ χελώνη συνειδυῖα ἑαυτῇ βραδύτητα, οὐ διέλιπε τρέχουσα, καὶ οὕτω κοιμώμενον τὸν λαγωὸν παραδραμοῦσα ἐπὶ τὸ βραδεῖον τῆς νίκης ἀφίκετο.</text:span></text:span></text:p>
            <text:p text:style-name="P33"><text:span text:style-name="AncientGreek_3a__20_Ἀρχαία_20_ἑλληνικά"><text:span text:style-name="T4"/></text:span></text:p>
            <text:p text:style-name="P33"><text:span text:style-name="AncientGreek_3a__20_Ἀρχαία_20_ἑλληνικά"><text:span text:style-name="T4">Ὁ λόγος δηλοῖ ὅτι πολλάκις φύσιν ἀμελοῦσαν πόνος ἐνίκησεν.</text:span></text:span></text:p>
          </table:table-cell>
          <table:table-cell table:style-name="Table3.A1" office:value-type="string">
            <text:p text:style-name="P23"><text:span text:style-name="T8">A</text:span> Turtle And <text:span text:style-name="T8">A</text:span> Hare</text:p>
            <text:p text:style-name="P23">The tortoise and the hare were arguing who was faster. Accordingly they fixed a day and a place and went their separate ways. Now the hare, confident in his natural speed, did not hurry to leave; he lay down by the side of the road and fell asleep; but the tortoise, which was conscious of its slowness, did not cease running, and thus taking the lead over the sleeping hare, it arrived at the goal and won the prize.</text:p>
            <text:p text:style-name="P23">This fable shows that hard work often trumps natural gifts, if they are neglected.</text:p>
          </table:table-cell>
        </table:table-row>
        <table:table-row table:style-name="Table3.1">
          <table:table-cell table:style-name="Table3.A1" office:value-type="string">
            <text:p text:style-name="P3"><text:span text:style-name="AncientGreek_3a__20_Ἀρχαία_20_ἑλληνικά"><text:span text:style-name="T3">353. </text:span></text:span><text:span text:style-name="AncientGreek_3a__20_Ἀρχαία_20_ἑλληνικά"><text:span text:style-name="T1">Χῆνε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έρανοι</text:span></text:span></text:p>
            <text:p text:style-name="P13"><text:span text:style-name="AncientGreek_3a__20_Ἀρχαία_20_ἑλληνικά"><text:span text:style-name="T4">Χῆνες</text:span></text:span><text:span text:style-name="AncientGreek_3a__20_Ἀρχαία_20_ἑλληνικά"><text:span text:style-name="T5"> </text:span></text:span><text:span text:style-name="AncientGreek_3a__20_Ἀρχαία_20_ἑλληνικά"><text:span text:style-name="T4">καὶ</text:span></text:span><text:span text:style-name="AncientGreek_3a__20_Ἀρχαία_20_ἑλληνικά"><text:span text:style-name="T5"> </text:span></text:span><text:span text:style-name="AncientGreek_3a__20_Ἀρχαία_20_ἑλληνικά"><text:span text:style-name="T4">γέρανοι</text:span></text:span><text:span text:style-name="AncientGreek_3a__20_Ἀρχαία_20_ἑλληνικά"><text:span text:style-name="T5"> </text:span></text:span><text:span text:style-name="AncientGreek_3a__20_Ἀρχαία_20_ἑλληνικά"><text:span text:style-name="T4">τὸν</text:span></text:span><text:span text:style-name="AncientGreek_3a__20_Ἀρχαία_20_ἑλληνικά"><text:span text:style-name="T5"> </text:span></text:span><text:span text:style-name="AncientGreek_3a__20_Ἀρχαία_20_ἑλληνικά"><text:span text:style-name="T4">αὐτὸν</text:span></text:span><text:span text:style-name="AncientGreek_3a__20_Ἀρχαία_20_ἑλληνικά"><text:span text:style-name="T5"> </text:span></text:span><text:span text:style-name="AncientGreek_3a__20_Ἀρχαία_20_ἑλληνικά"><text:span text:style-name="T4">λειμῶνα</text:span></text:span><text:span text:style-name="AncientGreek_3a__20_Ἀρχαία_20_ἑλληνικά"><text:span text:style-name="T5"> </text:span></text:span><text:span text:style-name="AncientGreek_3a__20_Ἀρχαία_20_ἑλληνικά"><text:span text:style-name="T4">ἐνέμοντο</text:span></text:span><text:span text:style-name="AncientGreek_3a__20_Ἀρχαία_20_ἑλληνικά"><text:span text:style-name="T5">. </text:span></text:span><text:span text:style-name="AncientGreek_3a__20_Ἀρχαία_20_ἑλληνικά"><text:span text:style-name="T4">Ἐπιφανέντων</text:span></text:span><text:span text:style-name="AncientGreek_3a__20_Ἀρχαία_20_ἑλληνικά"><text:span text:style-name="T5"> </text:span></text:span><text:span text:style-name="AncientGreek_3a__20_Ἀρχαία_20_ἑλληνικά"><text:span text:style-name="T4">δὲ</text:span></text:span><text:span text:style-name="AncientGreek_3a__20_Ἀρχαία_20_ἑλληνικά"><text:span text:style-name="T5"> </text:span></text:span><text:span text:style-name="AncientGreek_3a__20_Ἀρχαία_20_ἑλληνικά"><text:span text:style-name="T4">αὐτοῖς</text:span></text:span><text:span text:style-name="AncientGreek_3a__20_Ἀρχαία_20_ἑλληνικά"><text:span text:style-name="T5"> </text:span></text:span><text:span text:style-name="AncientGreek_3a__20_Ἀρχαία_20_ἑλληνικά"><text:span text:style-name="T4">θηρευτῶν</text:span></text:span><text:span text:style-name="AncientGreek_3a__20_Ἀρχαία_20_ἑλληνικά"><text:span text:style-name="T5">, </text:span></text:span><text:span text:style-name="AncientGreek_3a__20_Ἀρχαία_20_ἑλληνικά"><text:span text:style-name="T4">αἱ</text:span></text:span><text:span text:style-name="AncientGreek_3a__20_Ἀρχαία_20_ἑλληνικά"><text:span text:style-name="T5"> </text:span></text:span><text:span text:style-name="AncientGreek_3a__20_Ἀρχαία_20_ἑλληνικά"><text:span text:style-name="T4">μὲν</text:span></text:span><text:span text:style-name="AncientGreek_3a__20_Ἀρχαία_20_ἑλληνικά"><text:span text:style-name="T5"> </text:span></text:span><text:span text:style-name="AncientGreek_3a__20_Ἀρχαία_20_ἑλληνικά"><text:span text:style-name="T4">γέρανοι</text:span></text:span><text:span text:style-name="AncientGreek_3a__20_Ἀρχαία_20_ἑλληνικά"><text:span text:style-name="T5"> </text:span></text:span><text:span text:style-name="AncientGreek_3a__20_Ἀρχαία_20_ἑλληνικά"><text:span text:style-name="T4">ἐλαφραὶ</text:span></text:span><text:span text:style-name="AncientGreek_3a__20_Ἀρχαία_20_ἑλληνικά"><text:span text:style-name="T5"> </text:span></text:span><text:span text:style-name="AncientGreek_3a__20_Ἀρχαία_20_ἑλληνικά"><text:span text:style-name="T4">οὖσαι</text:span></text:span><text:span text:style-name="AncientGreek_3a__20_Ἀρχαία_20_ἑλληνικά"><text:span text:style-name="T5"> </text:span></text:span><text:span text:style-name="AncientGreek_3a__20_Ἀρχαία_20_ἑλληνικά"><text:span text:style-name="T4">ἀπέπτησαν</text:span></text:span><text:span text:style-name="AncientGreek_3a__20_Ἀρχαία_20_ἑλληνικά"><text:span text:style-name="T5">, </text:span></text:span><text:span text:style-name="AncientGreek_3a__20_Ἀρχαία_20_ἑλληνικά"><text:span text:style-name="T4">οἱ</text:span></text:span><text:span text:style-name="AncientGreek_3a__20_Ἀρχαία_20_ἑλληνικά"><text:span text:style-name="T5"> </text:span></text:span><text:span text:style-name="AncientGreek_3a__20_Ἀρχαία_20_ἑλληνικά"><text:span text:style-name="T4">δὲ</text:span></text:span><text:span text:style-name="AncientGreek_3a__20_Ἀρχαία_20_ἑλληνικά"><text:span text:style-name="T5"> </text:span></text:span><text:span text:style-name="AncientGreek_3a__20_Ἀρχαία_20_ἑλληνικά"><text:span text:style-name="T4">χῆνες</text:span></text:span><text:span text:style-name="AncientGreek_3a__20_Ἀρχαία_20_ἑλληνικά"><text:span text:style-name="T5"> </text:span></text:span><text:span text:style-name="AncientGreek_3a__20_Ἀρχαία_20_ἑλληνικά"><text:span text:style-name="T4">μείναντες</text:span></text:span><text:span text:style-name="AncientGreek_3a__20_Ἀρχαία_20_ἑλληνικά"><text:span text:style-name="T5"> </text:span></text:span><text:span text:style-name="AncientGreek_3a__20_Ἀρχαία_20_ἑλληνικά"><text:span text:style-name="T4">διὰ</text:span></text:span><text:span text:style-name="AncientGreek_3a__20_Ἀρχαία_20_ἑλληνικά"><text:span text:style-name="T5"> </text:span></text:span><text:span text:style-name="AncientGreek_3a__20_Ἀρχαία_20_ἑλληνικά"><text:span text:style-name="T4">τὸ</text:span></text:span><text:span text:style-name="AncientGreek_3a__20_Ἀρχαία_20_ἑλληνικά"><text:span text:style-name="T5"> </text:span></text:span><text:span text:style-name="AncientGreek_3a__20_Ἀρχαία_20_ἑλληνικά"><text:span text:style-name="T4">βάρος</text:span></text:span><text:span text:style-name="AncientGreek_3a__20_Ἀρχαία_20_ἑλληνικά"><text:span text:style-name="T5"> </text:span></text:span><text:span text:style-name="AncientGreek_3a__20_Ἀρχαία_20_ἑλληνικά"><text:span text:style-name="T4">τῶν</text:span></text:span><text:span text:style-name="AncientGreek_3a__20_Ἀρχαία_20_ἑλληνικά"><text:span text:style-name="T5"> </text:span></text:span><text:span text:style-name="AncientGreek_3a__20_Ἀρχαία_20_ἑλληνικά"><text:span text:style-name="T4">σωμάτων</text:span></text:span><text:span text:style-name="AncientGreek_3a__20_Ἀρχαία_20_ἑλληνικά"><text:span text:style-name="T5"> </text:span></text:span><text:span text:style-name="AncientGreek_3a__20_Ἀρχαία_20_ἑλληνικά"><text:span text:style-name="T4">συνελήφθησαν</text:span></text:span><text:span text:style-name="AncientGreek_3a__20_Ἀρχαία_20_ἑλληνικά"><text:span text:style-name="T5">.</text:span></text:span></text:p>
            <text:p text:style-name="P13"><text:span text:style-name="AncientGreek_3a__20_Ἀρχαία_20_ἑλληνικά"><text:span text:style-name="T5"/></text:span></text:p>
            <text:p text:style-name="P13"><text:span text:style-name="AncientGreek_3a__20_Ἀρχαία_20_ἑλληνικά"><text:span text:style-name="T4">Οὕτω</text:span></text:span><text:span text:style-name="AncientGreek_3a__20_Ἀρχαία_20_ἑλληνικά"><text:span text:style-name="T5"> </text:span></text:span><text:span text:style-name="AncientGreek_3a__20_Ἀρχαία_20_ἑλληνικά"><text:span text:style-name="T4">καὶ</text:span></text:span><text:span text:style-name="AncientGreek_3a__20_Ἀρχαία_20_ἑλληνικά"><text:span text:style-name="T5"> </text:span></text:span><text:span text:style-name="AncientGreek_3a__20_Ἀρχαία_20_ἑλληνικά"><text:span text:style-name="T4">τῶν</text:span></text:span><text:span text:style-name="AncientGreek_3a__20_Ἀρχαία_20_ἑλληνικά"><text:span text:style-name="T5"> </text:span></text:span><text:span text:style-name="AncientGreek_3a__20_Ἀρχαία_20_ἑλληνικά"><text:span text:style-name="T4">ἀνθρώπων</text:span></text:span><text:span text:style-name="AncientGreek_3a__20_Ἀρχαία_20_ἑλληνικά"><text:span text:style-name="T5">, </text:span></text:span><text:span text:style-name="AncientGreek_3a__20_Ἀρχαία_20_ἑλληνικά"><text:span text:style-name="T4">ἐπὰν</text:span></text:span><text:span text:style-name="AncientGreek_3a__20_Ἀρχαία_20_ἑλληνικά"><text:span text:style-name="T5"> </text:span></text:span><text:span text:style-name="AncientGreek_3a__20_Ἀρχαία_20_ἑλληνικά"><text:span text:style-name="T4">πόλεμος</text:span></text:span><text:span text:style-name="AncientGreek_3a__20_Ἀρχαία_20_ἑλληνικά"><text:span text:style-name="T5"> </text:span></text:span><text:span text:style-name="AncientGreek_3a__20_Ἀρχαία_20_ἑλληνικά"><text:span text:style-name="T4">ἐν</text:span></text:span><text:span text:style-name="AncientGreek_3a__20_Ἀρχαία_20_ἑλληνικά"><text:span text:style-name="T5"> </text:span></text:span><text:span text:style-name="AncientGreek_3a__20_Ἀρχαία_20_ἑλληνικά"><text:span text:style-name="T4">πόλει</text:span></text:span><text:span text:style-name="AncientGreek_3a__20_Ἀρχαία_20_ἑλληνικά"><text:span text:style-name="T5"> </text:span></text:span><text:span text:style-name="AncientGreek_3a__20_Ἀρχαία_20_ἑλληνικά"><text:span text:style-name="T4">γένηται</text:span></text:span><text:span text:style-name="AncientGreek_3a__20_Ἀρχαία_20_ἑλληνικά"><text:span text:style-name="T5">, </text:span></text:span><text:span text:style-name="AncientGreek_3a__20_Ἀρχαία_20_ἑλληνικά"><text:span text:style-name="T4">οἱ</text:span></text:span><text:span text:style-name="AncientGreek_3a__20_Ἀρχαία_20_ἑλληνικά"><text:span text:style-name="T5"> </text:span></text:span><text:span text:style-name="AncientGreek_3a__20_Ἀρχαία_20_ἑλληνικά"><text:span text:style-name="T4">μὲν</text:span></text:span><text:span text:style-name="AncientGreek_3a__20_Ἀρχαία_20_ἑλληνικά"><text:span text:style-name="T5"> </text:span></text:span><text:span text:style-name="AncientGreek_3a__20_Ἀρχαία_20_ἑλληνικά"><text:span text:style-name="T4">πένητες</text:span></text:span><text:span text:style-name="AncientGreek_3a__20_Ἀρχαία_20_ἑλληνικά"><text:span text:style-name="T5"> </text:span></text:span><text:span text:style-name="AncientGreek_3a__20_Ἀρχαία_20_ἑλληνικά"><text:span text:style-name="T4">εὐπρόφοροι</text:span></text:span><text:span text:style-name="AncientGreek_3a__20_Ἀρχαία_20_ἑλληνικά"><text:span text:style-name="T5"> </text:span></text:span><text:span text:style-name="AncientGreek_3a__20_Ἀρχαία_20_ἑλληνικά"><text:span text:style-name="T4">ὄντες</text:span></text:span><text:span text:style-name="AncientGreek_3a__20_Ἀρχαία_20_ἑλληνικά"><text:span text:style-name="T5">, </text:span></text:span><text:span text:style-name="AncientGreek_3a__20_Ἀρχαία_20_ἑλληνικά"><text:span text:style-name="T4">ῥᾳδίως</text:span></text:span><text:span text:style-name="AncientGreek_3a__20_Ἀρχαία_20_ἑλληνικά"><text:span text:style-name="T5"> </text:span></text:span><text:span text:style-name="AncientGreek_3a__20_Ἀρχαία_20_ἑλληνικά"><text:span text:style-name="T4">ἀπὸ</text:span></text:span><text:span text:style-name="AncientGreek_3a__20_Ἀρχαία_20_ἑλληνικά"><text:span text:style-name="T5"> </text:span></text:span><text:span text:style-name="AncientGreek_3a__20_Ἀρχαία_20_ἑλληνικά"><text:span text:style-name="T4">πόλεως</text:span></text:span><text:span text:style-name="AncientGreek_3a__20_Ἀρχαία_20_ἑλληνικά"><text:span text:style-name="T5"> </text:span></text:span><text:span text:style-name="AncientGreek_3a__20_Ἀρχαία_20_ἑλληνικά"><text:span text:style-name="T4">εἰς</text:span></text:span><text:span text:style-name="AncientGreek_3a__20_Ἀρχαία_20_ἑλληνικά"><text:span text:style-name="T5"> </text:span></text:span><text:span text:style-name="AncientGreek_3a__20_Ἀρχαία_20_ἑλληνικά"><text:span text:style-name="T4">ἑτέραν</text:span></text:span><text:span text:style-name="AncientGreek_3a__20_Ἀρχαία_20_ἑλληνικά"><text:span text:style-name="T5"> </text:span></text:span><text:span text:style-name="AncientGreek_3a__20_Ἀρχαία_20_ἑλληνικά"><text:span text:style-name="T4">πόλιν</text:span></text:span><text:span text:style-name="AncientGreek_3a__20_Ἀρχαία_20_ἑλληνικά"><text:span text:style-name="T5"> </text:span></text:span><text:span text:style-name="AncientGreek_3a__20_Ἀρχαία_20_ἑλληνικά"><text:span text:style-name="T4">διασῴζονται</text:span></text:span><text:span text:style-name="AncientGreek_3a__20_Ἀρχαία_20_ἑλληνικά"><text:span text:style-name="T5"> </text:span></text:span><text:span text:style-name="AncientGreek_3a__20_Ἀρχαία_20_ἑλληνικά"><text:span text:style-name="T4">τῆς</text:span></text:span><text:span text:style-name="AncientGreek_3a__20_Ἀρχαία_20_ἑλληνικά"><text:span text:style-name="T5"> </text:span></text:span><text:span text:style-name="AncientGreek_3a__20_Ἀρχαία_20_ἑλληνικά"><text:span text:style-name="T4">ἐλευθερίας</text:span></text:span><text:span text:style-name="AncientGreek_3a__20_Ἀρχαία_20_ἑλληνικά"><text:span text:style-name="T5"> </text:span></text:span><text:span text:style-name="AncientGreek_3a__20_Ἀρχαία_20_ἑλληνικά"><text:span text:style-name="T4">μετέχοντες</text:span></text:span><text:span text:style-name="AncientGreek_3a__20_Ἀρχαία_20_ἑλληνικά"><text:span text:style-name="T5">, </text:span></text:span><text:span text:style-name="AncientGreek_3a__20_Ἀρχαία_20_ἑλληνικά"><text:span text:style-name="T4">οἱ</text:span></text:span><text:span text:style-name="AncientGreek_3a__20_Ἀρχαία_20_ἑλληνικά"><text:span text:style-name="T5"> </text:span></text:span><text:span text:style-name="AncientGreek_3a__20_Ἀρχαία_20_ἑλληνικά"><text:span text:style-name="T4">δὲ</text:span></text:span><text:span text:style-name="AncientGreek_3a__20_Ἀρχαία_20_ἑλληνικά"><text:span text:style-name="T5"> </text:span></text:span><text:span text:style-name="AncientGreek_3a__20_Ἀρχαία_20_ἑλληνικά"><text:span text:style-name="T4">πλούσιοι</text:span></text:span><text:span text:style-name="AncientGreek_3a__20_Ἀρχαία_20_ἑλληνικά"><text:span text:style-name="T5"> </text:span></text:span><text:span text:style-name="AncientGreek_3a__20_Ἀρχαία_20_ἑλληνικά"><text:span text:style-name="T4">διὰ</text:span></text:span><text:span text:style-name="AncientGreek_3a__20_Ἀρχαία_20_ἑλληνικά"><text:span text:style-name="T5"> </text:span></text:span><text:span text:style-name="AncientGreek_3a__20_Ἀρχαία_20_ἑλληνικά"><text:span text:style-name="T4">τὴν</text:span></text:span><text:span text:style-name="AncientGreek_3a__20_Ἀρχαία_20_ἑλληνικά"><text:span text:style-name="T5"> </text:span></text:span><text:span text:style-name="AncientGreek_3a__20_Ἀρχαία_20_ἑλληνικά"><text:span text:style-name="T4">τῶν</text:span></text:span><text:span text:style-name="AncientGreek_3a__20_Ἀρχαία_20_ἑλληνικά"><text:span text:style-name="T5"> </text:span></text:span><text:span text:style-name="AncientGreek_3a__20_Ἀρχαία_20_ἑλληνικά"><text:span text:style-name="T4">ὑπαρχόντων</text:span></text:span><text:span text:style-name="AncientGreek_3a__20_Ἀρχαία_20_ἑλληνικά"><text:span text:style-name="T5"> </text:span></text:span><text:span text:style-name="AncientGreek_3a__20_Ἀρχαία_20_ἑλληνικά"><text:span text:style-name="T4">ὑπερβολὴν</text:span></text:span><text:span text:style-name="AncientGreek_3a__20_Ἀρχαία_20_ἑλληνικά"><text:span text:style-name="T5"> </text:span></text:span><text:span text:style-name="AncientGreek_3a__20_Ἀρχαία_20_ἑλληνικά"><text:span text:style-name="T4">μένοντες</text:span></text:span><text:span text:style-name="AncientGreek_3a__20_Ἀρχαία_20_ἑλληνικά"><text:span text:style-name="T5"> </text:span></text:span><text:span text:style-name="AncientGreek_3a__20_Ἀρχαία_20_ἑλληνικά"><text:span text:style-name="T4">πολλάκις</text:span></text:span><text:span text:style-name="AncientGreek_3a__20_Ἀρχαία_20_ἑλληνικά"><text:span text:style-name="T5"> </text:span></text:span><text:span text:style-name="AncientGreek_3a__20_Ἀρχαία_20_ἑλληνικά"><text:span text:style-name="T4">δουλεύουσιν</text:span></text:span><text:span text:style-name="AncientGreek_3a__20_Ἀρχαία_20_ἑλληνικά"><text:span text:style-name="T5">.</text:span></text:span></text:p>
          </table:table-cell>
          <table:table-cell table:style-name="Table3.A1" office:value-type="string">
            <text:p text:style-name="P24">Geese And Cranes</text:p>
            <text:p text:style-name="P24">Geese and cranes pecked in the same meadow. Hunters appeared: the cranes, light, flew away; but the geese, delayed by the weight of their bodies, were taken.</text:p>
            <text:p text:style-name="P24"/>
            <text:p text:style-name="P24">It is the same with men: when a city is a prey to war, the poor move and flee easily from one country to another and retain their freedom; but the rich, held back by the excessive weight of their wealth, often become slaves.</text:p>
          </table:table-cell>
        </table:table-row>
        <table:table-row table:style-name="Table3.1">
          <table:table-cell table:style-name="Table3.A1" office:value-type="string">
            <text:p text:style-name="P3"><text:span text:style-name="AncientGreek_3a__20_Ἀρχαία_20_ἑλληνικά"><text:span text:style-name="T1">354. Χύτραι</text:span></text:span></text:p>
            <text:p text:style-name="P13"><text:span text:style-name="AncientGreek_3a__20_Ἀρχαία_20_ἑλληνικά"><text:span text:style-name="T4">Χύτραν ὀστρακίνην καὶ χαλκῆν ποταμὸς κατέφερεν. Ἡ δὲ ὀστρακίνη τῇ χαλκῇ ἔλεγεν· « Μακρόθεν μου κολύμβα, καὶ μὴ πλησίον· ἐὰν γάρ μοι σὺ προσψαύσῃς, κατακλῶμαι, κἂν ἐγὼ μὴ θέλουσα προσψαύσω.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Ὅτι ἐπισφαλής ἐστι βίος πένητι δυναστοῦ ἅρπαγος πλησίον παροικοῦντι.</text:span></text:span></text:p>
          </table:table-cell>
          <table:table-cell table:style-name="Table3.A1" office:value-type="string">
            <text:p text:style-name="P27">Pots</text:p>
            <text:p text:style-name="P27">An earthen pot and a copper pot were carried away by the current of a river. The earthen pot says to the copper pot: “Swim away from me, not beside me; because if you touch me, I shatter, even if I approach you without wanting to. »</text:p>
            <text:p text:style-name="P23"/>
            <text:p text:style-name="P23">Life is not safe for the poor man whose neighbor is a rapacious prince.</text:p>
          </table:table-cell>
        </table:table-row>
        <text:soft-page-break/>
        <table:table-row table:style-name="Table3.1">
          <table:table-cell table:style-name="Table3.A1" office:value-type="string">
            <text:p text:style-name="P2"><text:span text:style-name="AncientGreek_3a__20_Ἀρχαία_20_ἑλληνικά"><text:span text:style-name="T1">355. Ψιττακὸς καὶ γαλῆ</text:span></text:span></text:p>
            <text:p text:style-name="P13"><text:span text:style-name="AncientGreek_3a__20_Ἀρχαία_20_ἑλληνικά"><text:span text:style-name="T4">Ψιττακόν τις ἀγοράσας ἀφῆκεν ἐπὶ τῆς οἰκίας νέμεσθαι. Ὁ δὲ τῇ ἡμερότητι χρησάμενος, ἀναπηδήσας ἐπὶ τὴν ἑστίαν ἐκάθισε, κἀκεῖθεν τερπνὸν ἐκεκράγει. Γαλῆ δὲ θεασαμένη ἐπυνθάνετο αὐτοῦ τίς τέ ἐστι καὶ πόθεν ἦλθεν. Ὁ δὲ εἶπεν· « Ὁ δεσπότης με νεωστὶ ἐπρίατο. — Οὐκοῦν, ἰταμώτατε ζῴων, ἔφη, πρόσφατος ὢν τοιαῦτα βοᾷς, ὅτε ἐμοὶ τῇ οἰκογενεῖ ἐπιτρέπουσιν οἱ δεσπόται, ἀλλ᾽ ἐάν ποτε τοῦτο πράξω, προσαγανακτοῦντες ἀπελαύνουσί με. » Ὁ δὲ ἀπεκρίνατο λέγων· « Οἰκοδέσποινα, ἀλλὰ σύ γε βάδιζε μακράν· οὐχ ὁμοίως γὰρ δυσχεραίνουσιν οἱ δεσπόται ἐπὶ τῇ ἐμῇ φωνῇ ὅσον ἐπὶ τῇ σῇ.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Πρὸς ἄνδρα πονηροψόγον ἑτέροις ἀεὶ αἰτίας προσάπτειν ἐπιχειροῦντα ὁ λόγος εὔκαιρος.</text:span></text:span></text:p>
          </table:table-cell>
          <table:table-cell table:style-name="Table3.A1" office:value-type="string">
            <text:p text:style-name="P23"><text:span text:style-name="T8">A</text:span> Parrot And <text:span text:style-name="T8">A</text:span> <text:span text:style-name="T10">Weasle</text:span></text:p>
            <text:p text:style-name="P23">A man, having bought a parrot, left it free in his house. The parrot, which was tame, jumped up and perched on the hearth, and from there began to cackle in a pleasant manner. A cat, having seen him, asked him who he was and <text:span text:style-name="T8">w</text:span>here was he coming from. He replied, “The master has just bought me. - And you dare, shameless beast among all, resumed the cat, you dare, any newcomer, to utter such cries, while to me, born at home, the masters forbid me to shout! and if sometimes it happens to me, they get angry and throw me out. “Go for a walk, my fair lady; there is no comparison to be made between us; my voice does not irritate masters like yours. »</text:p>
            <text:p text:style-name="P23"/>
            <text:p text:style-name="P23">This fable suits malevolent critics always ready to blame others.</text:p>
          </table:table-cell>
        </table:table-row>
        <table:table-row table:style-name="Table3.1">
          <table:table-cell table:style-name="Table3.A1" office:value-type="string">
            <text:p text:style-name="P3"><text:span text:style-name="AncientGreek_3a__20_Ἀρχαία_20_ἑλληνικά"><text:span text:style-name="T1">356. Ψύλλα καὶ ἀθλητής</text:span></text:span></text:p>
            <text:p text:style-name="P13"><text:span text:style-name="AncientGreek_3a__20_Ἀρχαία_20_ἑλληνικά"><text:span text:style-name="T4">Ψύλλα ποτὲ πηδήσασα ἐκάθισεν ἐπὶ ταρσοῦ ποδὸς ἀνδρὸς ἀθλητοῦ νοσοῦντος καὶ ἐνῆκε δῆγμα. Ὁ δ᾽ ἀκροχολήσας εὐτρεπίσας τοὺς ὄνυχας οἷός τε ἦν συνθλάσαι τὴν ψύλλαν. Ἡ δὲ ὑφ᾽ ὁρμῆς φυσικὸν πήδημα λαβοῦσα ἀπέδρα τοῦ θανεῖν ἀπαλλαγεῖσα. Καὶ ὃς στενάξας εἶπεν· « Ὦ Ἡράκλεις, ὅταν πρὸς ψύλλαν οὕτω &lt;συμμαχῇς&gt;, πῶς ἐπὶ τοὺς ἀνταγωνιστὰς συνεργὸς ἔσῃ ;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Ἀτὰρ οὖν καὶ ἡμᾶς ὁ λόγος διδάσκει μὴ δεῖν ἐπὶ τὰ ἐλάχιστα καὶ ἀκίνδυνα πράγματα ἐπευθὺς τοὺς θεοὺς ἀνακαλεῖν, ἀλλ᾽ ἐπὶ τὰς μείζους ἀνάγκας.</text:span></text:span></text:p>
          </table:table-cell>
          <table:table-cell table:style-name="Table3.A1" office:value-type="string">
            <text:p text:style-name="P23"><text:span text:style-name="T8">A</text:span><text:span text:style-name="T6"> </text:span><text:span text:style-name="T8">Flee</text:span><text:span text:style-name="T6"> </text:span>And <text:span text:style-name="T8">An</text:span> Athlete</text:p>
            <text:p text:style-name="P23">One day a flea jumped up and stood on the toe of a sick athlete, and while jumping it bit him. The angry athlete prepared his fingernails to crush him; but she picked up her momentum, and with one leap, one of those leaps she is used to, she escaped him and avoided death. Then the athlete said with a sigh: “O Heracles, if this is how you help me against a flea, what help can I expect from you against my adversaries? »</text:p>
            <text:p text:style-name="P23"/>
            <text:p text:style-name="P23">This fable teaches us that we too should not immediately call on the gods for harmless trifles, but for more pressing needs.</text:p>
          </table:table-cell>
        </table:table-row>
        <table:table-row table:style-name="Table3.1">
          <table:table-cell table:style-name="Table3.A1" office:value-type="string">
            <text:p text:style-name="P3"><text:span text:style-name="AncientGreek_3a__20_Ἀρχαία_20_ἑλληνικά"><text:span text:style-name="T1">357. Ψύλλα καὶ ἄνθρωπος</text:span></text:span></text:p>
            <text:p text:style-name="P31"><text:span text:style-name="AncientGreek_3a__20_Ἀρχαία_20_ἑλληνικά"><text:span text:style-name="T4">Ψύλλα δὲ ποτέ τινι πολλὰ ἠνώχλει. Καὶ δὴ συλλαβών· « Τίς εἶ σύ, ἀνεβόα, ὅτι πάντα μου μέλη κατεβοσκήσω εἰκῆ καὶ μάτην ἐμὲ καταναλίσκων ; » Ἡ δὲ ἐβόα· « Οὕτως ζῶμεν, μὴ κτείνῃς· μέγα γὰρ κακὸν οὐ δύναμαι ποιῆσαι. » Ὁ δὲ γελάσας πρὸς αὐτὴν οὕτως ἔφη· « Ἄρτι τεθνήξῃ χερσί σου ταῖς ἰδίαις· ἅπαν γὰρ κακόν, οὐ μικρόν, οὐδὲ μέγα οὐδ᾽ ὅλως πρέπει καθόλου φυῆναι. » </text:span></text:span></text:p>
            <text:p text:style-name="P31"><text:span text:style-name="AncientGreek_3a__20_Ἀρχαία_20_ἑλληνικά"><text:span text:style-name="T4"/></text:span></text:p>
            <text:p text:style-name="P31"><text:span text:style-name="AncientGreek_3a__20_Ἀρχαία_20_ἑλληνικά"><text:span text:style-name="T4">Ὁ μῦθος δηλοῖ ὅτι ὁ κακὸς οὐ πρέπει ἐλεηθῆναι, κἂν μέγας ᾖ, κἂν μικρός.</text:span></text:span></text:p>
          </table:table-cell>
          <table:table-cell table:style-name="Table3.A1" office:value-type="string">
            <text:p text:style-name="P23"><text:span text:style-name="T8">A</text:span> <text:span text:style-name="T8">Flee</text:span> And <text:span text:style-name="T8">A</text:span> Man</text:p>
            <text:p text:style-name="P23">One day a flea bothered a man relentlessly. He caught hold of him and said to him: "Who are you, you who have fed yourself on all my limbs, by pricking me wrongly and through?" She replied, “It's our way of life; Do not kill me ; because I cannot do much harm. The man laughed and said to him: “You will die immediately, and by my own hand; because whatever the evil, big or small, it must absolutely be prevented from happening. »</text:p>
            <text:p text:style-name="P23"/>
            <text:p text:style-name="P23">This fable shows that one should not have pity on a villain, whoever he is, strong or weak.</text:p>
          </table:table-cell>
        </table:table-row>
        <text:soft-page-break/>
        <table:table-row table:style-name="Table3.1">
          <table:table-cell table:style-name="Table3.A4" office:value-type="string">
            <text:p text:style-name="P50">358. Ψύλλα καὶ βοῦς</text:p>
            <text:p text:style-name="P43">Ψύλλα δέ ποτε τὸν βοῦν οὕτως ἠρώτα· « Τί δὴ [παθὼν] ἀνθρώποις ὁσημέραι δουλεύεις, καὶ ταῦτα ὑπερμεγέθης καὶ ἀνδρεῖος [τυγχάνων], μοῦ σάρκας αὐτῶν οἰκτίστως διασπώσης καὶ τὸ αἷμα &lt;αὐτῶν&gt; χανδόθεν πινούσης; » Ὁ δ᾽· « Οὐκ ἄχαρίς εἰμι μερόπων γένει· στέργομαι γὰρ παρὰ αὐτῶν καὶ φιλοῦμαι [ἐκτόπως], τρίβομαί τε συχνῶς μέτωπόν [τε] καὶ ὤμους. » Ἡ δέ· « Ἀλλ᾽ ἐμοὶ γοῦν τέως τῇ δειλαίᾳ ἡ σοὶ φίλη τρίψις οἴκτιστος &lt;δὴ&gt; μόρος, ὅτε καὶ τύχῃ συμβαίνει &lt;μοι ἁλῶναι&gt;. »</text:p>
            <text:p text:style-name="P42"/>
            <text:p text:style-name="P42">Ὅτι οἱ διὰ τοῦ λόγου ἀλαζόνες καὶ ὑπὸ τοῦ εὐτελοῦς ἡττῶνται.</text:p>
          </table:table-cell>
          <table:table-cell table:style-name="Table3.A4" office:value-type="string">
            <text:p text:style-name="P23">A Flee And A Cow</text:p>
            <text:p text:style-name="P23">One day the flea asked the ox this question: "What has man done to you so that you serve him every day, and that, big and brave as you are?" I, on the contrary, ruthlessly tear his flesh and drink his blood with open mouth. The ox answered: “I am grateful to the race of men; for they love and cherish me, and often rub my forehead and shoulders. - Alas! resumed the chip, for me this friction which pleases you is the worst of misfortunes, when I happen by chance to be taken between their hands. »</text:p>
            <text:p text:style-name="P23"/>
            <text:p text:style-name="P23">The braggarts of words get confused even by a simple m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 Greek" svg:font-family="'Ancient Greek'"/>
    <style:font-face style:name="AncientGreek1" svg:font-family="AncientGreek"/>
    <style:font-face style:name="Mangal1" svg:font-family="Mangal"/>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33:29.334000000</meta:creation-date>
    <dc:date>2023-07-18T23:37:09.702000000</dc:date>
    <meta:editing-duration>PT19M1S</meta:editing-duration>
    <meta:editing-cycles>4</meta:editing-cycles>
    <meta:generator>LibreOffice/7.1.5.2$Windows_X86_64 LibreOffice_project/85f04e9f809797b8199d13c421bd8a2b025d52b5</meta:generator>
    <meta:document-statistic meta:table-count="1" meta:image-count="0" meta:object-count="0" meta:page-count="19" meta:paragraph-count="349" meta:word-count="9762" meta:character-count="55512" meta:non-whitespace-character-count="46084"/>
  </office:meta>
</office:document-meta>
</file>